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eddde"/>
    </style:style>
    <style:style style:name="gr2" style:family="graphic" style:parent-style-name="standard">
      <style:graphic-properties draw:stroke="none" draw:fill="solid" draw:fill-color="#e0e0e0"/>
    </style:style>
    <style:style style:name="gr3" style:family="graphic" style:parent-style-name="standard">
      <style:graphic-properties draw:stroke="solid" svg:stroke-width="0.035cm" svg:stroke-color="#deddde" draw:stroke-linejoin="miter" svg:stroke-linecap="butt" draw:fill="solid" draw:fill-color="#ffffff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solid" draw:fill-color="#231f20"/>
    </style:style>
    <style:style style:name="gr6" style:family="graphic" style:parent-style-name="standard">
      <style:graphic-properties draw:stroke="solid" svg:stroke-width="0.044cm" svg:stroke-color="#231f20" draw:stroke-linejoin="miter" svg:stroke-linecap="butt" draw:fill="solid" draw:fill-color="#ffffff" fo:padding-top="0.022cm" fo:padding-bottom="0.022cm" fo:padding-left="0.022cm" fo:padding-right="0.022cm"/>
    </style:style>
    <style:style style:name="gr7" style:family="graphic" style:parent-style-name="standard">
      <style:graphic-properties draw:stroke="solid" svg:stroke-width="0.048cm" svg:stroke-color="#231f20" draw:stroke-linejoin="miter" svg:stroke-linecap="butt" draw:fill="none" fo:padding-top="0.024cm" fo:padding-bottom="0.024cm" fo:padding-left="0.024cm" fo:padding-right="0.024cm"/>
    </style:style>
    <style:style style:name="gr8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48cm" svg:stroke-color="#231f20" draw:stroke-linejoin="miter" svg:stroke-linecap="butt" draw:fill="solid" draw:fill-color="#c1c0c2" fo:padding-top="0.024cm" fo:padding-bottom="0.024cm" fo:padding-left="0.024cm" fo:padding-right="0.024cm"/>
    </style:style>
    <style:style style:name="gr10" style:family="graphic" style:parent-style-name="standard">
      <style:graphic-properties draw:stroke="solid" svg:stroke-width="0.048cm" svg:stroke-color="#231f20" draw:stroke-linejoin="miter" svg:stroke-linecap="butt" draw:fill="solid" draw:fill-color="#ffffff" fo:padding-top="0.024cm" fo:padding-bottom="0.024cm" fo:padding-left="0.024cm" fo:padding-right="0.024cm"/>
    </style:style>
    <style:style style:name="gr11" style:family="graphic" style:parent-style-name="standard">
      <style:graphic-properties draw:stroke="solid" svg:stroke-width="0.044cm" svg:stroke-color="#231f20" draw:stroke-linejoin="miter" svg:stroke-linecap="butt" draw:fill="solid" draw:fill-color="#e0e0e0" fo:padding-top="0.022cm" fo:padding-bottom="0.022cm" fo:padding-left="0.022cm" fo:padding-right="0.022cm"/>
    </style:style>
    <style:style style:name="gr12" style:family="graphic" style:parent-style-name="standard">
      <style:graphic-properties draw:stroke="solid" svg:stroke-width="0.044cm" svg:stroke-color="#231f20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21cm" svg:stroke-color="#231f20" draw:stroke-linejoin="miter" svg:stroke-linecap="butt" draw:fill="none" fo:padding-top="0.01cm" fo:padding-bottom="0.01cm" fo:padding-left="0.01cm" fo:padding-right="0.01cm"/>
    </style:style>
    <style:style style:name="gr14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24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63cm" fo:min-width="9.815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1.7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5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5cm" fo:min-width="2.0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0.8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0.42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1.38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1.3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1.25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5cm" fo:min-width="0.912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17cm" fo:min-width="1.5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deddde"/>
    </style:style>
    <style:style style:name="P2" style:family="paragraph">
      <loext:graphic-properties draw:fill="solid" draw:fill-color="#e0e0e0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231f20"/>
    </style:style>
    <style:style style:name="P5" style:family="paragraph">
      <loext:graphic-properties draw:fill="none"/>
    </style:style>
    <style:style style:name="P6" style:family="paragraph">
      <loext:graphic-properties draw:fill="solid" draw:fill-color="#c1c0c2"/>
    </style:style>
    <style:style style:name="P7" style:family="paragraph">
      <style:paragraph-properties fo:text-align="start" style:writing-mode="lr-tb"/>
    </style:style>
    <style:style style:name="P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9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10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11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 style:writing-mode="lr-tb"/>
      <style:text-properties fo:font-size="5.80000019073486pt" style:font-size-asian="5.80000019073486pt" style:font-size-complex="5.80000019073486pt"/>
    </style:style>
    <style:style style:name="P1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5" style:family="paragraph">
      <loext:graphic-properties draw:fill="none"/>
      <style:paragraph-properties fo:text-align="center" style:writing-mode="lr-tb"/>
      <style:text-properties fo:font-size="7pt" style:font-size-asian="7pt" style:font-size-complex="7pt"/>
    </style:style>
    <style:style style:name="P16" style:family="paragraph">
      <loext:graphic-properties draw:fill="none"/>
      <style:paragraph-properties fo:text-align="start" style:writing-mode="lr-tb"/>
      <style:text-properties fo:font-size="6.5pt" style:font-size-asian="6.5pt" style:font-size-complex="6.5pt"/>
    </style:style>
    <style:style style:name="T1" style:family="text">
      <style:text-properties fo:color="#231f20" loext:opacity="100%" style:font-name="ScalaSansOffc1" fo:font-size="7pt" fo:font-weight="normal" style:font-name-asian="ScalaSansOffc1" style:font-size-asian="7pt" style:font-weight-asian="normal" style:font-name-complex="ScalaSansOffc1" style:font-size-complex="7pt" style:font-weight-complex="normal"/>
    </style:style>
    <style:style style:name="T2" style:family="text">
      <style:text-properties fo:color="#c8c7c7" loext:opacity="100%" style:font-name="Interstate1" fo:font-size="5.5pt" fo:font-weight="350" style:font-name-asian="Interstate1" style:font-size-asian="5.5pt" style:font-weight-asian="350" style:font-name-complex="Interstate1" style:font-size-complex="5.5pt" style:font-weight-complex="350"/>
    </style:style>
    <style:style style:name="T3" style:family="text">
      <style:text-properties fo:color="#918f8f" loext:opacity="100%" style:font-name="ScalaSansOffc1" fo:font-size="5.80000019073486pt" fo:font-weight="normal" style:font-name-asian="ScalaSansOffc1" style:font-size-asian="5.80000019073486pt" style:font-weight-asian="normal" style:font-name-complex="ScalaSansOffc1" style:font-size-complex="5.80000019073486pt" style:font-weight-complex="normal"/>
    </style:style>
    <style:style style:name="T4" style:family="text">
      <style:text-properties fo:color="#c4c3c3" loext:opacity="100%" style:font-name="ScalaSansOffc1" fo:font-size="6.5pt" fo:font-weight="bold" style:font-name-asian="ScalaSansOffc1" style:font-size-asian="6.5pt" style:font-weight-asian="bold" style:font-name-complex="ScalaSansOffc1" style:font-size-complex="6.5pt" style:font-weight-complex="bold"/>
    </style:style>
    <style:style style:name="T5" style:family="text">
      <style:text-properties fo:color="#231f20" loext:opacity="100%" style:font-name="ScalaSansOffc1" fo:font-size="12pt" fo:font-weight="bold" style:font-name-asian="ScalaSansOffc1" style:font-size-asian="12pt" style:font-weight-asian="bold" style:font-name-complex="ScalaSansOffc1" style:font-size-complex="12pt" style:font-weight-complex="bold"/>
    </style:style>
    <style:style style:name="T6" style:family="text">
      <style:text-properties fo:color="#231f20" loext:opacity="100%" style:font-name="ScalaSansOffc1" fo:font-size="7pt" fo:font-weight="bold" style:font-name-asian="ScalaSansOffc1" style:font-size-asian="7pt" style:font-weight-asian="bold" style:font-name-complex="ScalaSansOffc1" style:font-size-complex="7pt" style:font-weight-complex="bold"/>
    </style:style>
    <style:style style:name="T7" style:family="text">
      <style:text-properties fo:color="#c4c3c3" loext:opacity="100%" style:font-name="ScalaSansOffc1" fo:font-size="4.40000009536743pt" fo:font-weight="bold" style:font-name-asian="ScalaSansOffc1" style:font-size-asian="4.40000009536743pt" style:font-weight-asian="bold" style:font-name-complex="ScalaSansOffc1" style:font-size-complex="4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13.726cm" svg:height="1.738cm" svg:x="0.332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1" draw:text-style-name="P1" draw:layer="layout" svg:width="11.149cm" svg:height="1.412cm" svg:x="4.373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1" draw:text-style-name="P1" draw:layer="layout" svg:width="9.195cm" svg:height="1.164cm" svg:x="11.861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2" draw:text-style-name="P2" draw:layer="layout" svg:width="6.25cm" svg:height="22.97cm" svg:x="7.663cm" svg:y="4.298cm" svg:viewBox="0 0 6251 22971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5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9h-164c131-41 178-127 190-153h32c-26 47-46 99-58 153zM3972 22826c34-13 68-26 102-40 7 8 18 14 30 14 18 0 33-12 37-29h1922c-3 18-5 37-6 55zM2539 22878h1187c-190 47-389 71-594 71-204 0-403-24-593-71zM2361 22826c-54-18-108-38-161-61 0-1 1-3 1-5 0-22-18-40-40-40-12 0-23 6-30 15-41-19-81-39-120-60h2243c-39 21-79 41-120 60-7-9-18-15-30-15-22 0-40 18-40 40 0 2 1 4 1 5-53 22-107 43-161 61zM187 22771h1937c5 17 19 29 37 29 12 0 23-6 30-14 34 14 68 27 103 40h-2100c-1-18-4-37-7-55zM124 22596h28c12 26 59 112 190 153h-160c-12-54-32-106-58-153z">
          <text:p/>
        </draw:path>
        <draw:polygon draw:style-name="gr3" draw:text-style-name="P3" draw:layer="layout" svg:width="6.672cm" svg:height="22.211cm" svg:x="7.452cm" svg:y="4.678cm" svg:viewBox="0 0 6673 22212" draw:points="6673,168 6504,0 168,0 0,168 0,22043 168,22212 6504,22212 6673,22043">
          <text:p/>
        </draw:polygon>
        <draw:path draw:style-name="gr2" draw:text-style-name="P2" draw:layer="layout" svg:width="6.25cm" svg:height="22.97cm" svg:x="1.002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0.791cm" svg:y="4.678cm" svg:viewBox="0 0 6673 22212" draw:points="6673,168 6504,0 169,0 0,168 0,22043 169,22212 6504,22212 6673,22043">
          <text:p/>
        </draw:polygon>
        <draw:path draw:style-name="gr2" draw:text-style-name="P2" draw:layer="layout" svg:width="6.25cm" svg:height="22.97cm" svg:x="14.337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3" draw:text-style-name="P3" draw:layer="layout" svg:width="6.672cm" svg:height="22.211cm" svg:x="14.126cm" svg:y="4.678cm" svg:viewBox="0 0 6673 22212" draw:points="6673,168 6504,0 169,0 0,168 0,22043 169,22212 6504,22212 6673,22043">
          <text:p/>
        </draw:polygon>
        <draw:path draw:style-name="gr2" draw:text-style-name="P2" draw:layer="layout" svg:width="0.318cm" svg:height="0.234cm" svg:x="7.452cm" svg:y="12.586cm" svg:viewBox="0 0 319 235" svg:d="M117 117c0-3 0-5 0-8h202l-28-17c-133 0-224-71-224-71-19-13-42-21-67-21v235c29 0 55-11 76-28 25-17 105-66 215-66l28-17h-202c0-3 0-5 0-7z">
          <text:p/>
        </draw:path>
        <draw:path draw:style-name="gr4" draw:text-style-name="P3" draw:layer="layout" svg:width="0.107cm" svg:height="0.178cm" svg:x="7.434cm" svg:y="12.614cm" svg:viewBox="0 0 108 179" svg:d="M18 0c-6 0-12 0-18 2v175c6 1 12 2 18 2 50 0 90-40 90-90 0-49-40-89-90-89z">
          <text:p/>
        </draw:path>
        <draw:path draw:style-name="gr2" draw:text-style-name="P2" draw:layer="layout" svg:width="0.318cm" svg:height="0.234cm" svg:x="13.806cm" svg:y="12.586cm" svg:viewBox="0 0 319 235" svg:d="M200 117c0-3 1-5 1-8h-201l26-17c134 0 224-71 224-71h1c19-13 42-21 68-21v235c-30 0-56-11-77-28-25-17-106-66-216-66l-26-17h201c0-3-1-5-1-7z">
          <text:p/>
        </draw:path>
        <draw:path draw:style-name="gr4" draw:text-style-name="P3" draw:layer="layout" svg:width="0.106cm" svg:height="0.178cm" svg:x="14.035cm" svg:y="12.614cm" svg:viewBox="0 0 107 179" svg:d="M90 0c6 0 12 0 17 2v175c-5 1-11 2-17 2-49 0-90-40-90-90 0-49 41-89 90-89z">
          <text:p/>
        </draw:path>
        <draw:path draw:style-name="gr2" draw:text-style-name="P2" draw:layer="layout" svg:width="0.318cm" svg:height="0.235cm" svg:x="7.452cm" svg:y="20.542cm" svg:viewBox="0 0 319 236" svg:d="M117 118c0-3 0-6 0-8h202l-28-18c-133 0-224-71-224-71v1c-19-14-42-22-67-22v236c29 0 55-11 76-28 25-17 105-66 215-66l28-18h-202c0-2 0-4 0-6z">
          <text:p/>
        </draw:path>
        <draw:path draw:style-name="gr4" draw:text-style-name="P3" draw:layer="layout" svg:width="0.107cm" svg:height="0.179cm" svg:x="7.434cm" svg:y="20.57cm" svg:viewBox="0 0 108 180" svg:d="M18 0c-6 0-12 1-18 2v176c6 1 12 2 18 2 50 0 90-41 90-90 0-50-40-90-90-90z">
          <text:p/>
        </draw:path>
        <draw:path draw:style-name="gr2" draw:text-style-name="P2" draw:layer="layout" svg:width="0.318cm" svg:height="0.235cm" svg:x="13.806cm" svg:y="20.542cm" svg:viewBox="0 0 319 236" svg:d="M200 118c0-3 1-6 1-8h-201l26-18c134 0 224-71 224-71l1 1c19-14 42-22 68-22v236c-30 0-56-11-77-28-25-17-106-66-216-66l-26-18h201c0-2-1-4-1-6z">
          <text:p/>
        </draw:path>
        <draw:path draw:style-name="gr4" draw:text-style-name="P3" draw:layer="layout" svg:width="0.106cm" svg:height="0.179cm" svg:x="14.035cm" svg:y="20.57cm" svg:viewBox="0 0 107 180" svg:d="M90 0c6 0 12 1 17 2v176c-5 1-11 2-17 2-49 0-90-41-90-90 0-50 41-90 90-90z">
          <text:p/>
        </draw:path>
        <draw:path draw:style-name="gr2" draw:text-style-name="P2" draw:layer="layout" svg:width="0.318cm" svg:height="0.234cm" svg:x="0.791cm" svg:y="18.58cm" svg:viewBox="0 0 319 235" svg:d="M118 118c0-3 0-5 0-8h201l-27-17c-133 0-224-72-224-72-19-13-42-21-68-21v235c30 0 56-11 77-28 25-17 105-65 215-65l27-17h-201c0-2 0-5 0-7z">
          <text:p/>
        </draw:path>
        <draw:path draw:style-name="gr4" draw:text-style-name="P3" draw:layer="layout" svg:width="0.107cm" svg:height="0.178cm" svg:x="0.773cm" svg:y="18.608cm" svg:viewBox="0 0 108 179" svg:d="M18 0c-6 0-12 1-18 2v175c6 1 12 2 18 2 50 0 90-41 90-90s-40-89-90-89z">
          <text:p/>
        </draw:path>
        <draw:path draw:style-name="gr2" draw:text-style-name="P2" draw:layer="layout" svg:width="0.318cm" svg:height="0.234cm" svg:x="7.145cm" svg:y="18.58cm" svg:viewBox="0 0 319 235" svg:d="M201 118c0-3 0-5 0-8h-201l27-17c133 0 224-72 224-72 19-13 42-21 68-21v235c-30 0-56-11-77-28-25-17-105-65-215-65l-27-17h201c0-2 0-5 0-7z">
          <text:p/>
        </draw:path>
        <draw:path draw:style-name="gr4" draw:text-style-name="P3" draw:layer="layout" svg:width="0.107cm" svg:height="0.178cm" svg:x="7.374cm" svg:y="18.608cm" svg:viewBox="0 0 108 179" svg:d="M89 0c6 0 13 1 19 2v175c-6 1-13 2-19 2-49 0-89-41-89-90s40-89 89-89z">
          <text:p/>
        </draw:path>
        <draw:path draw:style-name="gr2" draw:text-style-name="P2" draw:layer="layout" svg:width="0.318cm" svg:height="0.235cm" svg:x="0.791cm" svg:y="10.114cm" svg:viewBox="0 0 319 236" svg:d="M118 118c0-2 0-5 0-8h201l-27-17c-133 0-224-72-224-72-19-13-42-21-68-21v236c30 0 56-11 77-29 25-17 105-65 215-65l27-17h-201c0-2 0-4 0-7z">
          <text:p/>
        </draw:path>
        <draw:path draw:style-name="gr4" draw:text-style-name="P3" draw:layer="layout" svg:width="0.107cm" svg:height="0.178cm" svg:x="0.773cm" svg:y="10.142cm" svg:viewBox="0 0 108 179" svg:d="M18 0c-6 0-12 1-18 2v176c6 1 12 1 18 1 50 0 90-40 90-90 0-49-40-89-90-89z">
          <text:p/>
        </draw:path>
        <draw:path draw:style-name="gr2" draw:text-style-name="P2" draw:layer="layout" svg:width="0.318cm" svg:height="0.235cm" svg:x="7.145cm" svg:y="10.114cm" svg:viewBox="0 0 319 236" svg:d="M201 118c0-2 0-5 0-8h-201l27-17c133 0 224-72 224-72 19-13 42-21 68-21v236c-30 0-56-11-77-29-25-17-105-65-215-65l-27-17h201c0-2 0-4 0-7z">
          <text:p/>
        </draw:path>
        <draw:path draw:style-name="gr4" draw:text-style-name="P3" draw:layer="layout" svg:width="0.107cm" svg:height="0.178cm" svg:x="7.374cm" svg:y="10.142cm" svg:viewBox="0 0 108 179" svg:d="M89 0c6 0 13 1 19 2v176c-6 1-13 1-19 1-49 0-89-40-89-90 0-49 40-89 89-89z">
          <text:p/>
        </draw:path>
        <draw:path draw:style-name="gr2" draw:text-style-name="P2" draw:layer="layout" svg:width="0.318cm" svg:height="0.235cm" svg:x="14.126cm" svg:y="10.579cm" svg:viewBox="0 0 319 236" svg:d="M117 118c0-2 0-5 0-8h202l-28-17c-133 0-224-72-224-72v1c-19-14-42-22-67-22v236c29 0 55-11 76-28 25-17 105-65 215-65l28-18h-202c0-2 0-4 0-7z">
          <text:p/>
        </draw:path>
        <draw:path draw:style-name="gr4" draw:text-style-name="P3" draw:layer="layout" svg:width="0.107cm" svg:height="0.179cm" svg:x="14.108cm" svg:y="10.607cm" svg:viewBox="0 0 108 180" svg:d="M18 0c-6 0-12 1-18 2v176c6 1 12 2 18 2 50 0 90-41 90-91 0-49-40-89-90-89z">
          <text:p/>
        </draw:path>
        <draw:path draw:style-name="gr2" draw:text-style-name="P2" draw:layer="layout" svg:width="0.318cm" svg:height="0.235cm" svg:x="20.48cm" svg:y="10.579cm" svg:viewBox="0 0 319 236" svg:d="M201 118c0-2 0-5 0-8h-201l27-17c133 0 224-72 224-72v1c19-14 43-22 68-22v236c-29 0-56-11-77-28-25-17-105-65-215-65l-27-18h201c0-2 0-4 0-7z">
          <text:p/>
        </draw:path>
        <draw:path draw:style-name="gr4" draw:text-style-name="P3" draw:layer="layout" svg:width="0.107cm" svg:height="0.179cm" svg:x="20.709cm" svg:y="10.607cm" svg:viewBox="0 0 108 180" svg:d="M90 0c6 0 12 1 18 2v176c-6 1-12 2-18 2-49 0-90-41-90-91 0-49 41-89 90-89z">
          <text:p/>
        </draw:path>
        <draw:path draw:style-name="gr2" draw:text-style-name="P2" draw:layer="layout" svg:width="0.318cm" svg:height="0.234cm" svg:x="14.126cm" svg:y="16.579cm" svg:viewBox="0 0 319 235" svg:d="M117 117c0-3 0-5 0-8h202l-28-17c-133 0-224-71-224-71-19-13-42-21-67-21v235c29 0 55-10 76-28 25-17 105-66 215-66l28-17h-202c0-2 0-5 0-7z">
          <text:p/>
        </draw:path>
        <draw:path draw:style-name="gr4" draw:text-style-name="P3" draw:layer="layout" svg:width="0.107cm" svg:height="0.178cm" svg:x="14.108cm" svg:y="16.607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16.579cm" svg:viewBox="0 0 319 235" svg:d="M201 117c0-3 0-5 0-8h-201l27-17c133 0 224-71 224-71 19-13 43-21 68-21v235c-29 0-56-10-77-28-25-17-105-66-215-66l-27-17h201c0-2 0-5 0-7z">
          <text:p/>
        </draw:path>
        <draw:path draw:style-name="gr4" draw:text-style-name="P3" draw:layer="layout" svg:width="0.107cm" svg:height="0.178cm" svg:x="20.709cm" svg:y="16.607cm" svg:viewBox="0 0 108 179" svg:d="M90 0c6 0 12 1 18 2v175c-6 2-12 2-18 2-49 0-90-40-90-89s41-90 90-90z">
          <text:p/>
        </draw:path>
        <draw:path draw:style-name="gr2" draw:text-style-name="P2" draw:layer="layout" svg:width="0.318cm" svg:height="0.234cm" svg:x="14.126cm" svg:y="21.573cm" svg:viewBox="0 0 319 235" svg:d="M117 118c0-3 0-5 0-8h202l-28-17c-133 0-224-72-224-72-19-13-42-21-67-21v235c29 0 55-10 76-28 25-17 105-65 215-65l28-17h-202c0-2 0-5 0-7z">
          <text:p/>
        </draw:path>
        <draw:path draw:style-name="gr4" draw:text-style-name="P3" draw:layer="layout" svg:width="0.107cm" svg:height="0.178cm" svg:x="14.108cm" svg:y="21.601cm" svg:viewBox="0 0 108 179" svg:d="M18 0c-6 0-12 1-18 2v175c6 2 12 2 18 2 50 0 90-40 90-89s-40-90-90-90z">
          <text:p/>
        </draw:path>
        <draw:path draw:style-name="gr2" draw:text-style-name="P2" draw:layer="layout" svg:width="0.318cm" svg:height="0.234cm" svg:x="20.48cm" svg:y="21.573cm" svg:viewBox="0 0 319 235" svg:d="M201 118c0-3 0-5 0-8h-201l27-17c133 0 224-72 224-72 19-13 43-21 68-21v235c-29 0-56-10-77-28-25-17-105-65-215-65l-27-17h201c0-2 0-5 0-7z">
          <text:p/>
        </draw:path>
        <draw:path draw:style-name="gr4" draw:text-style-name="P3" draw:layer="layout" svg:width="0.107cm" svg:height="0.178cm" svg:x="20.709cm" svg:y="21.601cm" svg:viewBox="0 0 108 179" svg:d="M90 0c6 0 12 1 18 2v175c-6 2-12 2-18 2-49 0-90-40-90-89s41-90 90-90z">
          <text:p/>
        </draw:path>
        <draw:polygon draw:style-name="gr4" draw:text-style-name="P3" draw:layer="layout" svg:width="5.751cm" svg:height="0.922cm" svg:x="1.46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.463cm" svg:y="10.972cm" svg:viewBox="0 0 5752 923" draw:points="5582,923 5752,718 5752,206 5582,0 0,0 0,923">
          <text:p/>
        </draw:polygon>
        <draw:polygon draw:style-name="gr4" draw:text-style-name="P3" draw:layer="layout" svg:width="5.751cm" svg:height="0.922cm" svg:x="1.463cm" svg:y="19.036cm" svg:viewBox="0 0 5752 923" draw:points="5582,923 5752,716 5752,205 5582,0 0,0 0,923">
          <text:p/>
        </draw:polygon>
        <draw:polygon draw:style-name="gr4" draw:text-style-name="P3" draw:layer="layout" svg:width="5.751cm" svg:height="0.922cm" svg:x="8.13cm" svg:y="5.055cm" svg:viewBox="0 0 5752 923" draw:points="5582,923 5752,718 5752,207 5582,0 0,0 0,923">
          <text:p/>
        </draw:polygon>
        <draw:polygon draw:style-name="gr4" draw:text-style-name="P3" draw:layer="layout" svg:width="5.751cm" svg:height="0.922cm" svg:x="14.732cm" svg:y="5.055cm" svg:viewBox="0 0 5752 923" draw:points="5581,923 5752,718 5752,207 5581,0 0,0 0,923">
          <text:p/>
        </draw:polygon>
        <draw:polygon draw:style-name="gr4" draw:text-style-name="P3" draw:layer="layout" svg:width="5.751cm" svg:height="0.923cm" svg:x="14.732cm" svg:y="11.043cm" svg:viewBox="0 0 5752 924" draw:points="5581,924 5752,718 5752,206 5581,0 0,0 0,924">
          <text:p/>
        </draw:polygon>
        <draw:polygon draw:style-name="gr4" draw:text-style-name="P3" draw:layer="layout" svg:width="5.751cm" svg:height="0.922cm" svg:x="14.732cm" svg:y="17.034cm" svg:viewBox="0 0 5752 923" draw:points="5581,923 5752,717 5752,206 5581,0 0,0 0,923">
          <text:p/>
        </draw:polygon>
        <draw:polygon draw:style-name="gr4" draw:text-style-name="P3" draw:layer="layout" svg:width="5.751cm" svg:height="0.922cm" svg:x="14.732cm" svg:y="21.998cm" svg:viewBox="0 0 5752 923" draw:points="5581,923 5752,718 5752,206 5581,0 0,0 0,923">
          <text:p/>
        </draw:polygon>
        <draw:polygon draw:style-name="gr4" draw:text-style-name="P3" draw:layer="layout" svg:width="5.751cm" svg:height="0.922cm" svg:x="8.13cm" svg:y="13.013cm" svg:viewBox="0 0 5752 923" draw:points="5582,923 5752,718 5752,206 5582,0 0,0 0,923">
          <text:p/>
        </draw:polygon>
        <draw:polygon draw:style-name="gr4" draw:text-style-name="P3" draw:layer="layout" svg:width="5.751cm" svg:height="0.922cm" svg:x="8.13cm" svg:y="21.006cm" svg:viewBox="0 0 5752 923" draw:points="5582,923 5752,717 5752,205 5582,0 0,0 0,923">
          <text:p/>
        </draw:polygon>
        <draw:polygon draw:style-name="gr4" draw:text-style-name="P3" draw:layer="layout" svg:width="0.455cm" svg:height="1.024cm" svg:x="1.2cm" svg:y="10.921cm" svg:viewBox="0 0 456 1025" draw:points="0,936 0,90 95,0 456,313 456,712 95,1025">
          <text:p/>
        </draw:polygon>
        <draw:polygon draw:style-name="gr4" draw:text-style-name="P3" draw:layer="layout" svg:width="0.455cm" svg:height="1.024cm" svg:x="1.2cm" svg:y="18.985cm" svg:viewBox="0 0 456 1025" draw:points="0,934 0,89 95,0 456,312 456,711 95,1025">
          <text:p/>
        </draw:polygon>
        <draw:polygon draw:style-name="gr4" draw:text-style-name="P3" draw:layer="layout" svg:width="0.456cm" svg:height="1.024cm" svg:x="7.867cm" svg:y="5.004cm" svg:viewBox="0 0 457 1025" draw:points="0,936 0,90 97,0 457,313 457,713 97,1025">
          <text:p/>
        </draw:polygon>
        <draw:polygon draw:style-name="gr4" draw:text-style-name="P3" draw:layer="layout" svg:width="0.455cm" svg:height="1.024cm" svg:x="14.469cm" svg:y="5.004cm" svg:viewBox="0 0 456 1025" draw:points="0,936 0,90 95,0 456,313 456,713 95,1025">
          <text:p/>
        </draw:polygon>
        <draw:polygon draw:style-name="gr4" draw:text-style-name="P3" draw:layer="layout" svg:width="0.455cm" svg:height="1.025cm" svg:x="14.469cm" svg:y="10.992cm" svg:viewBox="0 0 456 1026" draw:points="0,936 0,90 95,0 456,313 456,712 95,1026">
          <text:p/>
        </draw:polygon>
        <draw:polygon draw:style-name="gr4" draw:text-style-name="P3" draw:layer="layout" svg:width="0.455cm" svg:height="1.024cm" svg:x="14.469cm" svg:y="16.983cm" svg:viewBox="0 0 456 1025" draw:points="0,934 0,89 95,0 456,312 456,711 95,1025">
          <text:p/>
        </draw:polygon>
        <draw:polygon draw:style-name="gr4" draw:text-style-name="P3" draw:layer="layout" svg:width="0.455cm" svg:height="1.024cm" svg:x="14.469cm" svg:y="21.947cm" svg:viewBox="0 0 456 1025" draw:points="0,936 0,91 95,0 456,314 456,713 95,1025">
          <text:p/>
        </draw:polygon>
        <draw:polygon draw:style-name="gr4" draw:text-style-name="P3" draw:layer="layout" svg:width="0.456cm" svg:height="1.024cm" svg:x="7.867cm" svg:y="12.962cm" svg:viewBox="0 0 457 1025" draw:points="0,936 0,90 97,0 457,313 457,712 97,1025">
          <text:p/>
        </draw:polygon>
        <draw:polygon draw:style-name="gr4" draw:text-style-name="P3" draw:layer="layout" svg:width="0.456cm" svg:height="1.024cm" svg:x="7.867cm" svg:y="20.955cm" svg:viewBox="0 0 457 1025" draw:points="0,935 0,90 97,0 457,313 457,712 97,1025">
          <text:p/>
        </draw:polygon>
        <draw:path draw:style-name="gr1" draw:text-style-name="P1" draw:layer="layout" svg:width="0.561cm" svg:height="1.167cm" svg:x="1.147cm" svg:y="10.85cm" svg:viewBox="0 0 562 1168" svg:d="M150 142l307 267v351l-307 265-44-41v-800zM147 0l-147 138v892l147 138 415-360v-447z">
          <text:p/>
        </draw:path>
        <draw:path draw:style-name="gr1" draw:text-style-name="P1" draw:layer="layout" svg:width="0.561cm" svg:height="1.167cm" svg:x="1.147cm" svg:y="18.913cm" svg:viewBox="0 0 562 1168" svg:d="M150 143l307 266v351l-307 266-44-42v-800zM147 0l-147 138v892l147 138 415-360v-447z">
          <text:p/>
        </draw:path>
        <draw:path draw:style-name="gr1" draw:text-style-name="P1" draw:layer="layout" svg:width="0.562cm" svg:height="1.167cm" svg:x="7.814cm" svg:y="4.933cm" svg:viewBox="0 0 563 1168" svg:d="M150 142l307 267v351l-307 265-44-41v-801zM147 0l-147 138v891l147 139 416-360v-448z">
          <text:p/>
        </draw:path>
        <draw:path draw:style-name="gr1" draw:text-style-name="P1" draw:layer="layout" svg:width="0.561cm" svg:height="1.167cm" svg:x="14.416cm" svg:y="4.933cm" svg:viewBox="0 0 562 1168" svg:d="M149 142l307 267v351l-307 265-43-41v-801zM147 0l-147 138v891l147 139 415-360v-448z">
          <text:p/>
        </draw:path>
        <draw:path draw:style-name="gr1" draw:text-style-name="P1" draw:layer="layout" svg:width="0.561cm" svg:height="1.167cm" svg:x="14.416cm" svg:y="10.921cm" svg:viewBox="0 0 562 1168" svg:d="M149 143l307 266v351l-307 265-43-41v-799zM147 0l-147 138v892l147 138 415-360v-447z">
          <text:p/>
        </draw:path>
        <draw:path draw:style-name="gr1" draw:text-style-name="P1" draw:layer="layout" svg:width="0.561cm" svg:height="1.167cm" svg:x="14.416cm" svg:y="16.911cm" svg:viewBox="0 0 562 1168" svg:d="M149 143l307 265v351l-307 266-43-41v-800zM147 0l-147 138v891l147 139 415-360v-448z">
          <text:p/>
        </draw:path>
        <draw:path draw:style-name="gr1" draw:text-style-name="P1" draw:layer="layout" svg:width="0.561cm" svg:height="1.167cm" svg:x="14.416cm" svg:y="21.876cm" svg:viewBox="0 0 562 1168" svg:d="M149 142l307 266v351l-307 266-43-41v-800zM147 0l-147 138v892l147 138 415-361v-447z">
          <text:p/>
        </draw:path>
        <draw:path draw:style-name="gr1" draw:text-style-name="P1" draw:layer="layout" svg:width="0.562cm" svg:height="1.167cm" svg:x="7.814cm" svg:y="12.891cm" svg:viewBox="0 0 563 1168" svg:d="M150 142l307 266v352l-307 265-44-41v-800zM147 0l-147 138v892l147 138 416-360v-448z">
          <text:p/>
        </draw:path>
        <draw:path draw:style-name="gr1" draw:text-style-name="P1" draw:layer="layout" svg:width="0.562cm" svg:height="1.167cm" svg:x="7.814cm" svg:y="20.883cm" svg:viewBox="0 0 563 1168" svg:d="M150 143l307 265v352l-307 266-44-41v-801zM147 0l-147 138v892l147 138 416-359v-449z">
          <text:p/>
        </draw:path>
        <draw:polygon draw:style-name="gr4" draw:text-style-name="P3" draw:layer="layout" svg:width="0.455cm" svg:height="1.024cm" svg:x="1.2cm" svg:y="5.004cm" svg:viewBox="0 0 456 1025" draw:points="0,936 0,90 95,0 456,313 456,713 95,1025">
          <text:p/>
        </draw:polygon>
        <draw:path draw:style-name="gr1" draw:text-style-name="P1" draw:layer="layout" svg:width="0.561cm" svg:height="1.167cm" svg:x="1.147cm" svg:y="4.933cm" svg:viewBox="0 0 562 1168" svg:d="M150 142l307 267v351l-307 265-44-41v-801zM147 0l-147 138v891l147 139 415-360v-448z">
          <text:p/>
        </draw:path>
        <draw:path draw:style-name="gr4" draw:text-style-name="P3" draw:layer="layout" svg:width="6.705cm" svg:height="1.509cm" svg:x="1.94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4" draw:text-style-name="P3" draw:layer="layout" svg:width="1.063cm" svg:height="0.49cm" svg:x="5.169cm" svg:y="1.622cm" svg:viewBox="0 0 1064 491" svg:d="M112 377c0 0 215-790 952 114 0 0-515-1005-1064-140z">
          <text:p/>
        </draw:path>
        <draw:path draw:style-name="gr5" draw:text-style-name="P4" draw:layer="layout" svg:width="7.723cm" svg:height="2.143cm" svg:x="1.536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5" draw:text-style-name="P4" draw:layer="layout" svg:width="0.722cm" svg:height="0.347cm" svg:x="1.953cm" svg:y="1.6cm" svg:viewBox="0 0 723 348" svg:d="M402 0c0 0-231 163-168 220 64 57 164-50 164-50 0 0-30 77 0 87s141-110 325-57c0 0-168 7-130 112l-593 36 7-154c0 0 231-188 395-194z">
          <text:p/>
        </draw:path>
        <draw:path draw:style-name="gr5" draw:text-style-name="P4" draw:layer="layout" svg:width="0.317cm" svg:height="0.208cm" svg:x="3.185cm" svg:y="1.68cm" svg:viewBox="0 0 318 209" svg:d="M0 200c0 0 128 3 179-92 0 0 12 40 52 28 40-13 89-75 64-136 0 0 46 70 9 142 0 0-58 30-55 67z">
          <text:p/>
        </draw:path>
        <draw:path draw:style-name="gr4" draw:text-style-name="P3" draw:layer="layout" svg:width="0.05cm" svg:height="0.178cm" svg:x="2.169cm" svg:y="1.628cm" svg:viewBox="0 0 51 179" svg:d="M10 179c0 0-35-70 28-179 0 0-38 104 13 127z">
          <text:p/>
        </draw:path>
        <draw:polygon draw:style-name="gr4" draw:text-style-name="P3" draw:layer="layout" svg:width="0.166cm" svg:height="0.121cm" svg:x="2.882cm" svg:y="1.333cm" svg:viewBox="0 0 167 122" draw:points="0,107 167,0 24,122">
          <text:p/>
        </draw:polygon>
        <draw:path draw:style-name="gr6" draw:text-style-name="P3" draw:layer="layout" svg:width="0.074cm" svg:height="2.585cm" svg:x="9.151cm" svg:y="1.373cm" svg:viewBox="0 0 75 2586" svg:d="M0 0v2586c37-90 75-127 75-127v-2333c0 0-38-37-75-126z">
          <text:p/>
        </draw:path>
        <draw:polygon draw:style-name="gr4" draw:text-style-name="P3" draw:layer="layout" svg:width="1.253cm" svg:height="1.487cm" svg:x="1.103cm" svg:y="2.129cm" svg:viewBox="0 0 1254 1488" draw:points="0,165 0,1488 1254,1324 1254,0">
          <text:p/>
        </draw:polygon>
        <draw:polygon draw:style-name="gr7" draw:text-style-name="P5" draw:layer="layout" svg:width="1.253cm" svg:height="1.487cm" svg:x="1.103cm" svg:y="2.129cm" svg:viewBox="0 0 1254 1488" draw:points="0,165 0,1488 1254,1324 1254,0">
          <text:p/>
        </draw:polygon>
        <draw:path draw:style-name="gr8" draw:text-style-name="P5" draw:layer="layout" svg:width="1.225cm" svg:height="1.292cm" svg:x="1.131cm" svg:y="2.225cm" svg:viewBox="0 0 1226 1293" svg:d="M0 1293l1226-173M0 156l1226-156">
          <text:p/>
        </draw:path>
        <draw:polygon draw:style-name="gr9" draw:text-style-name="P6" draw:layer="layout" svg:width="0.855cm" svg:height="1.449cm" svg:x="1.501cm" svg:y="2.003cm" svg:viewBox="0 0 856 1450" draw:points="856,126 0,0 0,1324 856,1450">
          <text:p/>
        </draw:polygon>
        <draw:path draw:style-name="gr10" draw:text-style-name="P3" draw:layer="layout" svg:width="7.727cm" svg:height="1.552cm" svg:x="1.501cm" svg:y="1.891cm" svg:viewBox="0 0 7728 1553" svg:d="M7728 1439c-2178 396-5549-397-7728 0v-1324c2179-397 5550 397 7728 0z">
          <text:p/>
        </draw:path>
        <draw:path draw:style-name="gr8" draw:text-style-name="P5" draw:layer="layout" svg:width="7.753cm" svg:height="1.339cm" svg:x="1.506cm" svg:y="1.998cm" svg:viewBox="0 0 7754 1340" svg:d="M7754 1201c0 0-723 306-4045 11-2347-207-3519-25-3700 7M7723 109c0 0-701 283-4023-11-2347-208-3518-25-3700 6">
          <text:p/>
        </draw:path>
        <draw:path draw:style-name="gr7" draw:text-style-name="P5" draw:layer="layout" svg:width="0.668cm" svg:height="1.436cm" svg:x="20.289cm" svg:y="1.965cm" svg:viewBox="0 0 669 1437" svg:d="M0 91v1346c515-3 581 0 669-113v-1324c-164 87-334 90-669 91z">
          <text:p/>
        </draw:path>
        <draw:path draw:style-name="gr8" draw:text-style-name="P5" draw:layer="layout" svg:width="0.685cm" svg:height="1.235cm" svg:x="20.267cm" svg:y="2.075cm" svg:viewBox="0 0 686 1236" svg:d="M0 81c573-2 625-42 677-81M22 1218c692 78 633-127 664-133">
          <text:p/>
        </draw:path>
        <draw:polygon draw:style-name="gr11" draw:text-style-name="P2" draw:layer="layout" svg:width="11.074cm" svg:height="2.139cm" svg:x="9.225cm" svg:y="1.596cm" svg:viewBox="0 0 11075 2140" draw:points="11075,2140 0,2140 0,0 11075,0">
          <text:p/>
        </draw:polygon>
        <draw:path draw:style-name="gr12" draw:text-style-name="P5" draw:layer="layout" svg:width="1.796cm" svg:height="2.312cm" svg:x="9.225cm" svg:y="1.509cm" svg:viewBox="0 0 1797 2313" svg:d="M0 365c0 0 38-365 296-365h778c0 0 252 87 723 87M0 1948c0 0 38 365 296 365h778c0 0 252-86 723-86">
          <text:p/>
        </draw:path>
        <draw:path draw:style-name="gr12" draw:text-style-name="P5" draw:layer="layout" svg:width="1.796cm" svg:height="2.312cm" svg:x="18.503cm" svg:y="1.509cm" svg:viewBox="0 0 1797 2313" svg:d="M1797 365c0 0-38-365-297-365h-776c0 0-253 87-724 87M1797 1948c0 0-38 365-297 365h-776c0 0-253-86-724-86">
          <text:p/>
        </draw:path>
        <draw:path draw:style-name="gr8" draw:text-style-name="P5" draw:layer="layout" svg:width="9.528cm" svg:height="2.139cm" svg:x="9.998cm" svg:y="1.596cm" svg:viewBox="0 0 9529 2140" svg:d="M9529 0c-183 32-404 68-607 68h-8315c-203 0-424-36-607-68M0 2140c183-32 404-68 607-68h8315c203 0 424 36 607 68">
          <text:p/>
        </draw:path>
        <draw:path draw:style-name="gr6" draw:text-style-name="P3" draw:layer="layout" svg:width="0.074cm" svg:height="2.585cm" svg:x="20.299cm" svg:y="1.373cm" svg:viewBox="0 0 75 2586" svg:d="M75 0v2586c-37-90-75-127-75-127v-2333c0 0 38-37 75-126z">
          <text:p/>
        </draw:path>
        <draw:polygon draw:style-name="gr10" draw:text-style-name="P3" draw:layer="layout" svg:width="2.618cm" svg:height="1.148cm" svg:x="9.846cm" svg:y="1.833cm" svg:viewBox="0 0 2619 1149" draw:points="2395,0 223,0 0,281 0,867 223,1149 2395,1149 2619,867 2619,281">
          <text:p/>
        </draw:polygon>
        <draw:path draw:style-name="gr13" draw:text-style-name="P5" draw:layer="layout" svg:width="0.237cm" svg:height="1.148cm" svg:x="9.913cm" svg:y="1.833cm" svg:viewBox="0 0 238 1149" svg:d="M0 197v766M0 855l238 294M238 0l-238 293">
          <text:p/>
        </draw:path>
        <draw:path draw:style-name="gr5" draw:text-style-name="P4" draw:layer="layout" svg:width="0.067cm" svg:height="0.067cm" svg:x="9.879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2.363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2.159cm" svg:y="1.833cm" svg:viewBox="0 0 238 1149" svg:d="M238 197v766M238 855l-238 294M0 0l238 293">
          <text:p/>
        </draw:path>
        <draw:polygon draw:style-name="gr10" draw:text-style-name="P3" draw:layer="layout" svg:width="2.618cm" svg:height="1.148cm" svg:x="13.398cm" svg:y="1.833cm" svg:viewBox="0 0 2619 1149" draw:points="2396,0 224,0 0,281 0,867 224,1149 2396,1149 2619,867 2619,281">
          <text:p/>
        </draw:polygon>
        <draw:path draw:style-name="gr13" draw:text-style-name="P5" draw:layer="layout" svg:width="0.237cm" svg:height="1.148cm" svg:x="13.466cm" svg:y="1.833cm" svg:viewBox="0 0 238 1149" svg:d="M0 197v766M0 855l238 294M238 0l-238 293">
          <text:p/>
        </draw:path>
        <draw:path draw:style-name="gr5" draw:text-style-name="P4" draw:layer="layout" svg:width="0.067cm" svg:height="0.067cm" svg:x="13.432cm" svg:y="2.374cm" svg:viewBox="0 0 68 68" svg:d="M0 34c0 19 16 34 35 34 18 0 33-15 33-34 0-18-15-34-33-34-19 0-35 16-35 34z">
          <text:p/>
        </draw:path>
        <draw:path draw:style-name="gr5" draw:text-style-name="P4" draw:layer="layout" svg:width="0.067cm" svg:height="0.067cm" svg:x="15.916cm" svg:y="2.374cm" svg:viewBox="0 0 68 68" svg:d="M68 34c0 19-16 34-35 34-18 0-33-15-33-34 0-18 15-34 33-34 19 0 35 16 35 34z">
          <text:p/>
        </draw:path>
        <draw:path draw:style-name="gr13" draw:text-style-name="P5" draw:layer="layout" svg:width="0.237cm" svg:height="1.148cm" svg:x="15.712cm" svg:y="1.833cm" svg:viewBox="0 0 238 1149" svg:d="M238 197v766M238 855l-238 294M0 0l238 293">
          <text:p/>
        </draw:path>
        <draw:polygon draw:style-name="gr10" draw:text-style-name="P3" draw:layer="layout" svg:width="2.618cm" svg:height="1.148cm" svg:x="17.06cm" svg:y="1.833cm" svg:viewBox="0 0 2619 1149" draw:points="2395,0 224,0 0,281 0,867 224,1149 2395,1149 2619,867 2619,281">
          <text:p/>
        </draw:polygon>
        <draw:path draw:style-name="gr13" draw:text-style-name="P5" draw:layer="layout" svg:width="0.236cm" svg:height="1.148cm" svg:x="17.128cm" svg:y="1.833cm" svg:viewBox="0 0 237 1149" svg:d="M0 197v766M0 855l237 294M237 0l-237 293">
          <text:p/>
        </draw:path>
        <draw:path draw:style-name="gr5" draw:text-style-name="P4" draw:layer="layout" svg:width="0.067cm" svg:height="0.067cm" svg:x="17.094cm" svg:y="2.374cm" svg:viewBox="0 0 68 68" svg:d="M0 34c0 19 15 34 35 34 18 0 33-15 33-34 0-18-15-34-33-34-20 0-35 16-35 34z">
          <text:p/>
        </draw:path>
        <draw:path draw:style-name="gr5" draw:text-style-name="P4" draw:layer="layout" svg:width="0.067cm" svg:height="0.067cm" svg:x="19.577cm" svg:y="2.374cm" svg:viewBox="0 0 68 68" svg:d="M68 34c0 19-15 34-33 34-20 0-35-15-35-34 0-18 15-34 35-34 18 0 33 16 33 34z">
          <text:p/>
        </draw:path>
        <draw:path draw:style-name="gr13" draw:text-style-name="P5" draw:layer="layout" svg:width="0.237cm" svg:height="1.148cm" svg:x="19.374cm" svg:y="1.833cm" svg:viewBox="0 0 238 1149" svg:d="M238 197v766M238 855l-238 294M0 0l238 293">
          <text:p/>
        </draw:path>
        <draw:line draw:style-name="gr14" draw:text-style-name="P5" draw:layer="layout" svg:x1="7.175cm" svg:y1="6.51cm" svg:x2="1.129cm" svg:y2="6.51cm">
          <text:p/>
        </draw:line>
        <draw:line draw:style-name="gr14" draw:text-style-name="P5" draw:layer="layout" svg:x1="7.175cm" svg:y1="7.004cm" svg:x2="1.129cm" svg:y2="7.004cm">
          <text:p/>
        </draw:line>
        <draw:line draw:style-name="gr14" draw:text-style-name="P5" draw:layer="layout" svg:x1="7.175cm" svg:y1="7.498cm" svg:x2="1.129cm" svg:y2="7.498cm">
          <text:p/>
        </draw:line>
        <draw:line draw:style-name="gr14" draw:text-style-name="P5" draw:layer="layout" svg:x1="7.175cm" svg:y1="7.992cm" svg:x2="1.129cm" svg:y2="7.992cm">
          <text:p/>
        </draw:line>
        <draw:line draw:style-name="gr14" draw:text-style-name="P5" draw:layer="layout" svg:x1="7.175cm" svg:y1="8.486cm" svg:x2="1.129cm" svg:y2="8.486cm">
          <text:p/>
        </draw:line>
        <draw:line draw:style-name="gr14" draw:text-style-name="P5" draw:layer="layout" svg:x1="7.175cm" svg:y1="8.98cm" svg:x2="1.129cm" svg:y2="8.98cm">
          <text:p/>
        </draw:line>
        <draw:line draw:style-name="gr14" draw:text-style-name="P5" draw:layer="layout" svg:x1="7.175cm" svg:y1="9.474cm" svg:x2="1.129cm" svg:y2="9.474cm">
          <text:p/>
        </draw:line>
        <draw:line draw:style-name="gr14" draw:text-style-name="P5" draw:layer="layout" svg:x1="7.175cm" svg:y1="9.967cm" svg:x2="1.129cm" svg:y2="9.967cm">
          <text:p/>
        </draw:line>
        <draw:path draw:style-name="gr4" draw:text-style-name="P3" draw:layer="layout" svg:width="0.21cm" svg:height="0.209cm" svg:x="1.142cm" svg:y="12.327cm" svg:viewBox="0 0 211 210" svg:d="M106 210c58 0 105-46 105-105 0-58-47-105-105-105s-106 47-106 105c0 59 48 105 106 105z">
          <text:p/>
        </draw:path>
        <draw:path draw:style-name="gr5" draw:text-style-name="P4" draw:layer="layout" svg:width="0.235cm" svg:height="0.235cm" svg:x="1.129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14" draw:text-style-name="P5" draw:layer="layout" svg:x1="1.426cm" svg:y1="12.545cm" svg:x2="7.177cm" svg:y2="12.545cm">
          <text:p/>
        </draw:line>
        <draw:path draw:style-name="gr4" draw:text-style-name="P3" draw:layer="layout" svg:width="0.21cm" svg:height="0.209cm" svg:x="1.142cm" svg:y="12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039cm" svg:x2="7.177cm" svg:y2="13.039cm">
          <text:p/>
        </draw:line>
        <draw:path draw:style-name="gr4" draw:text-style-name="P3" draw:layer="layout" svg:width="0.21cm" svg:height="0.209cm" svg:x="1.142cm" svg:y="13.315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3.532cm" svg:x2="7.177cm" svg:y2="13.532cm">
          <text:p/>
        </draw:line>
        <draw:path draw:style-name="gr4" draw:text-style-name="P3" draw:layer="layout" svg:width="0.21cm" svg:height="0.209cm" svg:x="1.142cm" svg:y="13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3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026cm" svg:x2="7.177cm" svg:y2="14.026cm">
          <text:p/>
        </draw:line>
        <draw:path draw:style-name="gr4" draw:text-style-name="P3" draw:layer="layout" svg:width="0.21cm" svg:height="0.21cm" svg:x="1.142cm" svg:y="14.302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3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4.52cm" svg:x2="7.177cm" svg:y2="14.52cm">
          <text:p/>
        </draw:line>
        <draw:path draw:style-name="gr4" draw:text-style-name="P3" draw:layer="layout" svg:width="0.21cm" svg:height="0.21cm" svg:x="1.142cm" svg:y="14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14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014cm" svg:x2="7.177cm" svg:y2="15.014cm">
          <text:p/>
        </draw:line>
        <draw:path draw:style-name="gr4" draw:text-style-name="P3" draw:layer="layout" svg:width="0.21cm" svg:height="0.21cm" svg:x="1.142cm" svg:y="15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14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5.508cm" svg:x2="7.177cm" svg:y2="15.508cm">
          <text:p/>
        </draw:line>
        <draw:path draw:style-name="gr4" draw:text-style-name="P3" draw:layer="layout" svg:width="0.21cm" svg:height="0.21cm" svg:x="1.142cm" svg:y="15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15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002cm" svg:x2="7.177cm" svg:y2="16.002cm">
          <text:p/>
        </draw:line>
        <draw:path draw:style-name="gr4" draw:text-style-name="P3" draw:layer="layout" svg:width="0.21cm" svg:height="0.21cm" svg:x="1.142cm" svg:y="16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15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496cm" svg:x2="7.177cm" svg:y2="16.496cm">
          <text:p/>
        </draw:line>
        <draw:path draw:style-name="gr4" draw:text-style-name="P3" draw:layer="layout" svg:width="0.21cm" svg:height="0.209cm" svg:x="1.142cm" svg:y="16.772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6.99cm" svg:x2="7.177cm" svg:y2="16.99cm">
          <text:p/>
        </draw:line>
        <draw:path draw:style-name="gr4" draw:text-style-name="P3" draw:layer="layout" svg:width="0.21cm" svg:height="0.209cm" svg:x="1.142cm" svg:y="17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1.129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16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484cm" svg:x2="7.177cm" svg:y2="17.484cm">
          <text:p/>
        </draw:line>
        <draw:path draw:style-name="gr4" draw:text-style-name="P3" draw:layer="layout" svg:width="0.21cm" svg:height="0.209cm" svg:x="1.142cm" svg:y="17.76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17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7.977cm" svg:x2="7.177cm" svg:y2="17.977cm">
          <text:p/>
        </draw:line>
        <draw:path draw:style-name="gr4" draw:text-style-name="P3" draw:layer="layout" svg:width="0.21cm" svg:height="0.209cm" svg:x="1.142cm" svg:y="18.254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1.129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15" draw:text-style-name="P8" draw:layer="layout" svg:width="0.246cm" svg:height="0.335cm" svg:x="1.365cm" svg:y="17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18.471cm" svg:x2="7.177cm" svg:y2="18.471cm">
          <text:p/>
        </draw:line>
        <draw:path draw:style-name="gr4" draw:text-style-name="P3" draw:layer="layout" svg:width="0.21cm" svg:height="0.209cm" svg:x="1.142cm" svg:y="20.32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1.129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15" draw:text-style-name="P8" draw:layer="layout" svg:width="0.246cm" svg:height="0.335cm" svg:x="1.365cm" svg:y="18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0.538cm" svg:x2="7.177cm" svg:y2="20.538cm">
          <text:p/>
        </draw:line>
        <draw:path draw:style-name="gr4" draw:text-style-name="P3" draw:layer="layout" svg:width="0.21cm" svg:height="0.209cm" svg:x="1.142cm" svg:y="20.814cm" svg:viewBox="0 0 211 210" svg:d="M106 210c58 0 105-48 105-106 0-57-47-104-105-104s-106 47-106 104c0 58 48 106 106 106z">
          <text:p/>
        </draw:path>
        <draw:path draw:style-name="gr5" draw:text-style-name="P4" draw:layer="layout" svg:width="0.235cm" svg:height="0.235cm" svg:x="1.129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0.2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031cm" svg:x2="7.177cm" svg:y2="21.031cm">
          <text:p/>
        </draw:line>
        <draw:path draw:style-name="gr4" draw:text-style-name="P3" draw:layer="layout" svg:width="0.21cm" svg:height="0.209cm" svg:x="1.142cm" svg:y="21.308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1.129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0.77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1.525cm" svg:x2="7.177cm" svg:y2="21.525cm">
          <text:p/>
        </draw:line>
        <draw:path draw:style-name="gr4" draw:text-style-name="P3" draw:layer="layout" svg:width="0.21cm" svg:height="0.21cm" svg:x="1.142cm" svg:y="21.801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1.26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019cm" svg:x2="7.177cm" svg:y2="22.019cm">
          <text:p/>
        </draw:line>
        <draw:path draw:style-name="gr4" draw:text-style-name="P3" draw:layer="layout" svg:width="0.21cm" svg:height="0.21cm" svg:x="1.142cm" svg:y="22.295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15" draw:text-style-name="P8" draw:layer="layout" svg:width="0.246cm" svg:height="0.335cm" svg:x="1.365cm" svg:y="21.7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2.513cm" svg:x2="7.177cm" svg:y2="22.513cm">
          <text:p/>
        </draw:line>
        <draw:path draw:style-name="gr4" draw:text-style-name="P3" draw:layer="layout" svg:width="0.21cm" svg:height="0.21cm" svg:x="1.142cm" svg:y="22.78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1.129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15" draw:text-style-name="P8" draw:layer="layout" svg:width="0.246cm" svg:height="0.335cm" svg:x="1.365cm" svg:y="22.25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007cm" svg:x2="7.177cm" svg:y2="23.007cm">
          <text:p/>
        </draw:line>
        <draw:path draw:style-name="gr4" draw:text-style-name="P3" draw:layer="layout" svg:width="0.21cm" svg:height="0.21cm" svg:x="1.142cm" svg:y="23.28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1.129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15" draw:text-style-name="P8" draw:layer="layout" svg:width="0.246cm" svg:height="0.335cm" svg:x="1.365cm" svg:y="22.74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501cm" svg:x2="7.177cm" svg:y2="23.501cm">
          <text:p/>
        </draw:line>
        <draw:path draw:style-name="gr4" draw:text-style-name="P3" draw:layer="layout" svg:width="0.21cm" svg:height="0.21cm" svg:x="1.142cm" svg:y="23.777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1.129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15" draw:text-style-name="P8" draw:layer="layout" svg:width="0.246cm" svg:height="0.335cm" svg:x="1.365cm" svg:y="23.24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3.995cm" svg:x2="7.177cm" svg:y2="23.995cm">
          <text:p/>
        </draw:line>
        <draw:path draw:style-name="gr4" draw:text-style-name="P3" draw:layer="layout" svg:width="0.21cm" svg:height="0.209cm" svg:x="1.142cm" svg:y="24.271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1.129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3.7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489cm" svg:x2="7.177cm" svg:y2="24.489cm">
          <text:p/>
        </draw:line>
        <draw:path draw:style-name="gr4" draw:text-style-name="P3" draw:layer="layout" svg:width="0.21cm" svg:height="0.209cm" svg:x="1.142cm" svg:y="24.765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1.129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15" draw:text-style-name="P8" draw:layer="layout" svg:width="0.246cm" svg:height="0.335cm" svg:x="1.365cm" svg:y="24.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4.983cm" svg:x2="7.177cm" svg:y2="24.983cm">
          <text:p/>
        </draw:line>
        <draw:path draw:style-name="gr4" draw:text-style-name="P3" draw:layer="layout" svg:width="0.21cm" svg:height="0.209cm" svg:x="1.142cm" svg:y="25.259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1.129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15" draw:text-style-name="P8" draw:layer="layout" svg:width="0.246cm" svg:height="0.335cm" svg:x="1.365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476cm" svg:x2="7.177cm" svg:y2="25.476cm">
          <text:p/>
        </draw:line>
        <draw:path draw:style-name="gr4" draw:text-style-name="P3" draw:layer="layout" svg:width="0.21cm" svg:height="0.209cm" svg:x="1.142cm" svg:y="25.753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1.129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5.97cm" svg:x2="7.177cm" svg:y2="25.97cm">
          <text:p/>
        </draw:line>
        <draw:path draw:style-name="gr4" draw:text-style-name="P3" draw:layer="layout" svg:width="0.21cm" svg:height="0.21cm" svg:x="1.142cm" svg:y="26.246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1.129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15" draw:text-style-name="P8" draw:layer="layout" svg:width="0.246cm" svg:height="0.335cm" svg:x="1.365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.426cm" svg:y1="26.464cm" svg:x2="7.177cm" svg:y2="26.464cm">
          <text:p/>
        </draw:line>
        <draw:path draw:style-name="gr4" draw:text-style-name="P3" draw:layer="layout" svg:width="0.21cm" svg:height="0.21cm" svg:x="7.809cm" svg:y="6.33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1.365cm" svg:y="26.20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6.557cm" svg:x2="13.844cm" svg:y2="6.557cm">
          <text:p/>
        </draw:line>
        <draw:path draw:style-name="gr4" draw:text-style-name="P3" draw:layer="layout" svg:width="0.21cm" svg:height="0.21cm" svg:x="7.809cm" svg:y="6.833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051cm" svg:x2="13.844cm" svg:y2="7.051cm">
          <text:p/>
        </draw:line>
        <draw:path draw:style-name="gr4" draw:text-style-name="P3" draw:layer="layout" svg:width="0.21cm" svg:height="0.209cm" svg:x="7.809cm" svg:y="7.327cm" svg:viewBox="0 0 211 210" svg:d="M106 210c58 0 105-46 105-104 0-59-47-106-105-106s-106 47-106 106c0 58 48 104 106 104z">
          <text:p/>
        </draw:path>
        <draw:path draw:style-name="gr5" draw:text-style-name="P4" draw:layer="layout" svg:width="0.235cm" svg:height="0.235cm" svg:x="7.797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7.545cm" svg:x2="13.844cm" svg:y2="7.545cm">
          <text:p/>
        </draw:line>
        <draw:path draw:style-name="gr4" draw:text-style-name="P3" draw:layer="layout" svg:width="0.21cm" svg:height="0.209cm" svg:x="7.809cm" svg:y="7.821cm" svg:viewBox="0 0 211 210" svg:d="M106 210c58 0 105-47 105-104 0-58-47-106-105-106s-106 48-106 106c0 57 48 104 106 104z">
          <text:p/>
        </draw:path>
        <draw:path draw:style-name="gr5" draw:text-style-name="P4" draw:layer="layout" svg:width="0.235cm" svg:height="0.235cm" svg:x="7.797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039cm" svg:x2="13.844cm" svg:y2="8.039cm">
          <text:p/>
        </draw:line>
        <draw:path draw:style-name="gr4" draw:text-style-name="P3" draw:layer="layout" svg:width="0.21cm" svg:height="0.209cm" svg:x="7.809cm" svg:y="8.315cm" svg:viewBox="0 0 211 210" svg:d="M106 210c58 0 105-47 105-106 0-57-47-104-105-104s-106 47-106 104c0 59 48 106 106 106z">
          <text:p/>
        </draw:path>
        <draw:path draw:style-name="gr5" draw:text-style-name="P4" draw:layer="layout" svg:width="0.235cm" svg:height="0.235cm" svg:x="7.797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15" draw:text-style-name="P8" draw:layer="layout" svg:width="0.246cm" svg:height="0.335cm" svg:x="8.032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8.533cm" svg:x2="13.844cm" svg:y2="8.533cm">
          <text:p/>
        </draw:line>
        <draw:path draw:style-name="gr4" draw:text-style-name="P3" draw:layer="layout" svg:width="0.21cm" svg:height="0.209cm" svg:x="7.809cm" svg:y="8.809cm" svg:viewBox="0 0 211 210" svg:d="M106 210c58 0 105-47 105-105 0-59-47-105-105-105s-106 46-106 105c0 58 48 105 106 105z">
          <text:p/>
        </draw:path>
        <draw:path draw:style-name="gr5" draw:text-style-name="P4" draw:layer="layout" svg:width="0.235cm" svg:height="0.235cm" svg:x="7.797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026cm" svg:x2="13.844cm" svg:y2="9.026cm">
          <text:p/>
        </draw:line>
        <draw:path draw:style-name="gr4" draw:text-style-name="P3" draw:layer="layout" svg:width="0.21cm" svg:height="0.21cm" svg:x="7.809cm" svg:y="9.30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9.29cm" svg:viewBox="0 0 236 236" svg:d="M118 236c-65 0-118-54-118-119s53-117 118-117 118 52 118 117-53 119-118 119zM118 25c-51 0-93 41-93 92s42 93 93 93 92-42 92-93-41-92-92-92z">
          <text:p/>
        </draw:path>
        <draw:frame draw:style-name="gr15" draw:text-style-name="P8" draw:layer="layout" svg:width="0.246cm" svg:height="0.335cm" svg:x="8.032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9.52cm" svg:x2="13.844cm" svg:y2="9.52cm">
          <text:p/>
        </draw:line>
        <draw:path draw:style-name="gr4" draw:text-style-name="P3" draw:layer="layout" svg:width="0.21cm" svg:height="0.21cm" svg:x="7.809cm" svg:y="9.796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014cm" svg:x2="13.844cm" svg:y2="10.014cm">
          <text:p/>
        </draw:line>
        <draw:path draw:style-name="gr4" draw:text-style-name="P3" draw:layer="layout" svg:width="0.21cm" svg:height="0.21cm" svg:x="7.809cm" svg:y="10.29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0.508cm" svg:x2="13.844cm" svg:y2="10.508cm">
          <text:p/>
        </draw:line>
        <draw:path draw:style-name="gr4" draw:text-style-name="P3" draw:layer="layout" svg:width="0.21cm" svg:height="0.21cm" svg:x="7.809cm" svg:y="10.784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002cm" svg:x2="13.844cm" svg:y2="11.002cm">
          <text:p/>
        </draw:line>
        <draw:path draw:style-name="gr4" draw:text-style-name="P3" draw:layer="layout" svg:width="0.21cm" svg:height="0.21cm" svg:x="7.809cm" svg:y="11.278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10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496cm" svg:x2="13.844cm" svg:y2="11.496cm">
          <text:p/>
        </draw:line>
        <draw:path draw:style-name="gr4" draw:text-style-name="P3" draw:layer="layout" svg:width="0.21cm" svg:height="0.209cm" svg:x="7.809cm" svg:y="11.772cm" svg:viewBox="0 0 211 210" svg:d="M106 210c58 0 105-46 105-104s-47-106-105-106-106 48-106 106 48 104 106 104z">
          <text:p/>
        </draw:path>
        <draw:path draw:style-name="gr5" draw:text-style-name="P4" draw:layer="layout" svg:width="0.235cm" svg:height="0.235cm" svg:x="7.797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1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1.99cm" svg:x2="13.844cm" svg:y2="11.99cm">
          <text:p/>
        </draw:line>
        <draw:path draw:style-name="gr4" draw:text-style-name="P3" draw:layer="layout" svg:width="0.21cm" svg:height="0.209cm" svg:x="7.809cm" svg:y="12.266cm" svg:viewBox="0 0 211 210" svg:d="M106 210c58 0 105-48 105-105 0-58-47-105-105-105s-106 47-106 105c0 57 48 105 106 105z">
          <text:p/>
        </draw:path>
        <draw:path draw:style-name="gr5" draw:text-style-name="P4" draw:layer="layout" svg:width="0.235cm" svg:height="0.235cm" svg:x="7.797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11.73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2.484cm" svg:x2="13.844cm" svg:y2="12.484cm">
          <text:p/>
        </draw:line>
        <draw:path draw:style-name="gr4" draw:text-style-name="P3" draw:layer="layout" svg:width="0.209cm" svg:height="0.21cm" svg:x="14.411cm" svg:y="6.339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8.032cm" svg:y="12.2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6.557cm" svg:x2="20.446cm" svg:y2="6.557cm">
          <text:p/>
        </draw:line>
        <draw:path draw:style-name="gr4" draw:text-style-name="P3" draw:layer="layout" svg:width="0.209cm" svg:height="0.21cm" svg:x="14.411cm" svg:y="6.833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6.29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051cm" svg:x2="20.446cm" svg:y2="7.051cm">
          <text:p/>
        </draw:line>
        <draw:path draw:style-name="gr4" draw:text-style-name="P3" draw:layer="layout" svg:width="0.209cm" svg:height="0.209cm" svg:x="14.411cm" svg:y="7.327cm" svg:viewBox="0 0 210 210" svg:d="M105 210c59 0 105-46 105-104 0-59-46-106-105-106-58 0-105 47-105 106 0 58 47 104 105 104z">
          <text:p/>
        </draw:path>
        <draw:path draw:style-name="gr5" draw:text-style-name="P4" draw:layer="layout" svg:width="0.235cm" svg:height="0.235cm" svg:x="14.398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6.79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7.545cm" svg:x2="20.446cm" svg:y2="7.545cm">
          <text:p/>
        </draw:line>
        <draw:path draw:style-name="gr4" draw:text-style-name="P3" draw:layer="layout" svg:width="0.209cm" svg:height="0.209cm" svg:x="14.411cm" svg:y="7.821cm" svg:viewBox="0 0 210 210" svg:d="M105 210c59 0 105-47 105-104 0-58-46-106-105-106-58 0-105 48-105 106 0 57 47 104 105 104z">
          <text:p/>
        </draw:path>
        <draw:path draw:style-name="gr5" draw:text-style-name="P4" draw:layer="layout" svg:width="0.235cm" svg:height="0.235cm" svg:x="14.398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7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039cm" svg:x2="20.446cm" svg:y2="8.039cm">
          <text:p/>
        </draw:line>
        <draw:path draw:style-name="gr4" draw:text-style-name="P3" draw:layer="layout" svg:width="0.209cm" svg:height="0.209cm" svg:x="14.411cm" svg:y="8.315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7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8.533cm" svg:x2="20.446cm" svg:y2="8.533cm">
          <text:p/>
        </draw:line>
        <draw:path draw:style-name="gr4" draw:text-style-name="P3" draw:layer="layout" svg:width="0.209cm" svg:height="0.209cm" svg:x="14.411cm" svg:y="8.809cm" svg:viewBox="0 0 210 210" svg:d="M105 210c59 0 105-47 105-105 0-59-46-105-105-105-58 0-105 46-105 105 0 58 47 105 105 105z">
          <text:p/>
        </draw:path>
        <draw:path draw:style-name="gr5" draw:text-style-name="P4" draw:layer="layout" svg:width="0.235cm" svg:height="0.235cm" svg:x="14.398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2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026cm" svg:x2="20.446cm" svg:y2="9.026cm">
          <text:p/>
        </draw:line>
        <draw:path draw:style-name="gr4" draw:text-style-name="P3" draw:layer="layout" svg:width="0.209cm" svg:height="0.21cm" svg:x="14.411cm" svg:y="9.302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8.76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9.52cm" svg:x2="20.446cm" svg:y2="9.52cm">
          <text:p/>
        </draw:line>
        <draw:path draw:style-name="gr4" draw:text-style-name="P3" draw:layer="layout" svg:width="0.209cm" svg:height="0.21cm" svg:x="14.411cm" svg:y="9.79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9.26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014cm" svg:x2="20.446cm" svg:y2="10.014cm">
          <text:p/>
        </draw:line>
        <draw:path draw:style-name="gr4" draw:text-style-name="P3" draw:layer="layout" svg:width="0.209cm" svg:height="0.21cm" svg:x="14.411cm" svg:y="10.2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4cm" svg:x="14.398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9.75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0.508cm" svg:x2="20.446cm" svg:y2="10.508cm">
          <text:p/>
        </draw:line>
        <draw:path draw:style-name="gr4" draw:text-style-name="P3" draw:layer="layout" svg:width="0.209cm" svg:height="0.209cm" svg:x="14.411cm" svg:y="12.32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15" draw:text-style-name="P8" draw:layer="layout" svg:width="0.246cm" svg:height="0.335cm" svg:x="14.634cm" svg:y="10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2.545cm" svg:x2="20.446cm" svg:y2="12.545cm">
          <text:p/>
        </draw:line>
        <draw:path draw:style-name="gr4" draw:text-style-name="P3" draw:layer="layout" svg:width="0.209cm" svg:height="0.21cm" svg:x="14.411cm" svg:y="12.821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2.28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039cm" svg:x2="20.446cm" svg:y2="13.039cm">
          <text:p/>
        </draw:line>
        <draw:path draw:style-name="gr4" draw:text-style-name="P3" draw:layer="layout" svg:width="0.209cm" svg:height="0.21cm" svg:x="14.411cm" svg:y="13.315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2.7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3.533cm" svg:x2="20.446cm" svg:y2="13.533cm">
          <text:p/>
        </draw:line>
        <draw:path draw:style-name="gr4" draw:text-style-name="P3" draw:layer="layout" svg:width="0.209cm" svg:height="0.21cm" svg:x="14.411cm" svg:y="13.809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13.27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027cm" svg:x2="20.446cm" svg:y2="14.027cm">
          <text:p/>
        </draw:line>
        <draw:path draw:style-name="gr4" draw:text-style-name="P3" draw:layer="layout" svg:width="0.209cm" svg:height="0.21cm" svg:x="14.411cm" svg:y="14.303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4cm" svg:x="14.398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15" draw:text-style-name="P8" draw:layer="layout" svg:width="0.246cm" svg:height="0.335cm" svg:x="14.634cm" svg:y="13.76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4.521cm" svg:x2="20.446cm" svg:y2="14.521cm">
          <text:p/>
        </draw:line>
        <draw:path draw:style-name="gr4" draw:text-style-name="P3" draw:layer="layout" svg:width="0.209cm" svg:height="0.21cm" svg:x="14.411cm" svg:y="14.797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5cm" svg:x="14.398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15" draw:text-style-name="P8" draw:layer="layout" svg:width="0.246cm" svg:height="0.335cm" svg:x="14.634cm" svg:y="14.26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015cm" svg:x2="20.446cm" svg:y2="15.015cm">
          <text:p/>
        </draw:line>
        <draw:path draw:style-name="gr4" draw:text-style-name="P3" draw:layer="layout" svg:width="0.209cm" svg:height="0.21cm" svg:x="14.411cm" svg:y="15.291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4.7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5.509cm" svg:x2="20.446cm" svg:y2="15.509cm">
          <text:p/>
        </draw:line>
        <draw:path draw:style-name="gr4" draw:text-style-name="P3" draw:layer="layout" svg:width="0.209cm" svg:height="0.209cm" svg:x="14.411cm" svg:y="15.785cm" svg:viewBox="0 0 210 210" svg:d="M105 210c59 0 105-48 105-105 0-58-46-105-105-105-58 0-105 47-105 105 0 57 47 105 105 105z">
          <text:p/>
        </draw:path>
        <draw:path draw:style-name="gr5" draw:text-style-name="P4" draw:layer="layout" svg:width="0.235cm" svg:height="0.235cm" svg:x="14.398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15" draw:text-style-name="P8" draw:layer="layout" svg:width="0.246cm" svg:height="0.335cm" svg:x="14.634cm" svg:y="15.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003cm" svg:x2="20.446cm" svg:y2="16.003cm">
          <text:p/>
        </draw:line>
        <draw:path draw:style-name="gr4" draw:text-style-name="P3" draw:layer="layout" svg:width="0.209cm" svg:height="0.209cm" svg:x="14.411cm" svg:y="16.279cm" svg:viewBox="0 0 210 210" svg:d="M105 210c59 0 105-47 105-106 0-57-46-104-105-104-58 0-105 47-105 104 0 59 47 106 105 106z">
          <text:p/>
        </draw:path>
        <draw:path draw:style-name="gr5" draw:text-style-name="P4" draw:layer="layout" svg:width="0.235cm" svg:height="0.235cm" svg:x="14.398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15" draw:text-style-name="P8" draw:layer="layout" svg:width="0.246cm" svg:height="0.335cm" svg:x="14.634cm" svg:y="15.7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6.497cm" svg:x2="20.446cm" svg:y2="16.497cm">
          <text:p/>
        </draw:line>
        <draw:path draw:style-name="gr4" draw:text-style-name="P3" draw:layer="layout" svg:width="0.209cm" svg:height="0.21cm" svg:x="14.411cm" svg:y="18.318cm" svg:viewBox="0 0 210 211" svg:d="M105 211c59 0 105-48 105-106s-46-105-105-105c-58 0-105 47-105 105s47 106 105 106z">
          <text:p/>
        </draw:path>
        <draw:path draw:style-name="gr5" draw:text-style-name="P4" draw:layer="layout" svg:width="0.235cm" svg:height="0.235cm" svg:x="14.398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15" draw:text-style-name="P8" draw:layer="layout" svg:width="0.246cm" svg:height="0.335cm" svg:x="14.634cm" svg:y="16.23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8.536cm" svg:x2="20.446cm" svg:y2="18.536cm">
          <text:p/>
        </draw:line>
        <draw:path draw:style-name="gr4" draw:text-style-name="P3" draw:layer="layout" svg:width="0.209cm" svg:height="0.209cm" svg:x="14.411cm" svg:y="18.81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15" draw:text-style-name="P8" draw:layer="layout" svg:width="0.246cm" svg:height="0.335cm" svg:x="14.634cm" svg:y="18.27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03cm" svg:x2="20.446cm" svg:y2="19.03cm">
          <text:p/>
        </draw:line>
        <draw:path draw:style-name="gr4" draw:text-style-name="P3" draw:layer="layout" svg:width="0.209cm" svg:height="0.209cm" svg:x="14.411cm" svg:y="19.306cm" svg:viewBox="0 0 210 210" svg:d="M105 210c59 0 105-47 105-105 0-57-46-105-105-105-58 0-105 48-105 105 0 58 47 105 105 105z">
          <text:p/>
        </draw:path>
        <draw:path draw:style-name="gr5" draw:text-style-name="P4" draw:layer="layout" svg:width="0.235cm" svg:height="0.235cm" svg:x="14.398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15" draw:text-style-name="P8" draw:layer="layout" svg:width="0.246cm" svg:height="0.335cm" svg:x="14.634cm" svg:y="18.77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19.524cm" svg:x2="20.446cm" svg:y2="19.524cm">
          <text:p/>
        </draw:line>
        <draw:path draw:style-name="gr4" draw:text-style-name="P3" draw:layer="layout" svg:width="0.209cm" svg:height="0.209cm" svg:x="14.411cm" svg:y="19.8cm" svg:viewBox="0 0 210 210" svg:d="M105 210c59 0 105-47 105-106 0-58-46-104-105-104-58 0-105 46-105 104 0 59 47 106 105 106z">
          <text:p/>
        </draw:path>
        <draw:path draw:style-name="gr5" draw:text-style-name="P4" draw:layer="layout" svg:width="0.235cm" svg:height="0.235cm" svg:x="14.398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15" draw:text-style-name="P8" draw:layer="layout" svg:width="0.246cm" svg:height="0.335cm" svg:x="14.634cm" svg:y="19.26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017cm" svg:x2="20.446cm" svg:y2="20.017cm">
          <text:p/>
        </draw:line>
        <draw:path draw:style-name="gr4" draw:text-style-name="P3" draw:layer="layout" svg:width="0.209cm" svg:height="0.21cm" svg:x="14.411cm" svg:y="20.293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15" draw:text-style-name="P8" draw:layer="layout" svg:width="0.246cm" svg:height="0.335cm" svg:x="14.634cm" svg:y="19.75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0.511cm" svg:x2="20.446cm" svg:y2="20.511cm">
          <text:p/>
        </draw:line>
        <draw:path draw:style-name="gr4" draw:text-style-name="P3" draw:layer="layout" svg:width="0.209cm" svg:height="0.21cm" svg:x="14.411cm" svg:y="20.787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15" draw:text-style-name="P8" draw:layer="layout" svg:width="0.246cm" svg:height="0.335cm" svg:x="14.634cm" svg:y="20.25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005cm" svg:x2="20.446cm" svg:y2="21.005cm">
          <text:p/>
        </draw:line>
        <draw:path draw:style-name="gr4" draw:text-style-name="P3" draw:layer="layout" svg:width="0.209cm" svg:height="0.21cm" svg:x="14.411cm" svg:y="21.281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15" draw:text-style-name="P8" draw:layer="layout" svg:width="0.246cm" svg:height="0.335cm" svg:x="14.634cm" svg:y="20.74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1.499cm" svg:x2="20.446cm" svg:y2="21.499cm">
          <text:p/>
        </draw:line>
        <draw:path draw:style-name="gr4" draw:text-style-name="P3" draw:layer="layout" svg:width="0.209cm" svg:height="0.21cm" svg:x="14.411cm" svg:y="23.282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15" draw:text-style-name="P8" draw:layer="layout" svg:width="0.246cm" svg:height="0.335cm" svg:x="14.634cm" svg:y="21.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5cm" svg:x2="20.446cm" svg:y2="23.5cm">
          <text:p/>
        </draw:line>
        <draw:path draw:style-name="gr4" draw:text-style-name="P3" draw:layer="layout" svg:width="0.209cm" svg:height="0.21cm" svg:x="14.411cm" svg:y="23.776cm" svg:viewBox="0 0 210 211" svg:d="M105 211c59 0 105-47 105-106 0-58-46-105-105-105-58 0-105 47-105 105 0 59 47 106 105 106z">
          <text:p/>
        </draw:path>
        <draw:path draw:style-name="gr5" draw:text-style-name="P4" draw:layer="layout" svg:width="0.235cm" svg:height="0.234cm" svg:x="14.398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15" draw:text-style-name="P8" draw:layer="layout" svg:width="0.246cm" svg:height="0.335cm" svg:x="14.634cm" svg:y="23.24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3.994cm" svg:x2="20.446cm" svg:y2="23.994cm">
          <text:p/>
        </draw:line>
        <draw:path draw:style-name="gr4" draw:text-style-name="P3" draw:layer="layout" svg:width="0.209cm" svg:height="0.21cm" svg:x="14.411cm" svg:y="24.27cm" svg:viewBox="0 0 210 211" svg:d="M105 211c59 0 105-47 105-105 0-59-46-106-105-106-58 0-105 47-105 106 0 58 47 105 105 105z">
          <text:p/>
        </draw:path>
        <draw:path draw:style-name="gr5" draw:text-style-name="P4" draw:layer="layout" svg:width="0.235cm" svg:height="0.235cm" svg:x="14.398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3.73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488cm" svg:x2="20.446cm" svg:y2="24.488cm">
          <text:p/>
        </draw:line>
        <draw:path draw:style-name="gr4" draw:text-style-name="P3" draw:layer="layout" svg:width="0.209cm" svg:height="0.21cm" svg:x="14.411cm" svg:y="24.764cm" svg:viewBox="0 0 210 211" svg:d="M105 211c59 0 105-47 105-105s-46-106-105-106c-58 0-105 48-105 106s47 105 105 105z">
          <text:p/>
        </draw:path>
        <draw:path draw:style-name="gr5" draw:text-style-name="P4" draw:layer="layout" svg:width="0.235cm" svg:height="0.235cm" svg:x="14.398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15" draw:text-style-name="P8" draw:layer="layout" svg:width="0.246cm" svg:height="0.335cm" svg:x="14.634cm" svg:y="24.22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4.982cm" svg:x2="20.446cm" svg:y2="24.982cm">
          <text:p/>
        </draw:line>
        <draw:path draw:style-name="gr4" draw:text-style-name="P3" draw:layer="layout" svg:width="0.209cm" svg:height="0.209cm" svg:x="14.411cm" svg:y="25.258cm" svg:viewBox="0 0 210 210" svg:d="M105 210c59 0 105-46 105-105 0-58-46-105-105-105-58 0-105 47-105 105 0 59 47 105 105 105z">
          <text:p/>
        </draw:path>
        <draw:path draw:style-name="gr5" draw:text-style-name="P4" draw:layer="layout" svg:width="0.235cm" svg:height="0.235cm" svg:x="14.398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15" draw:text-style-name="P8" draw:layer="layout" svg:width="0.246cm" svg:height="0.335cm" svg:x="14.634cm" svg:y="24.72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476cm" svg:x2="20.446cm" svg:y2="25.476cm">
          <text:p/>
        </draw:line>
        <draw:path draw:style-name="gr4" draw:text-style-name="P3" draw:layer="layout" svg:width="0.209cm" svg:height="0.209cm" svg:x="14.411cm" svg:y="25.752cm" svg:viewBox="0 0 210 210" svg:d="M105 210c59 0 105-47 105-104 0-59-46-106-105-106-58 0-105 47-105 106 0 57 47 104 105 104z">
          <text:p/>
        </draw:path>
        <draw:path draw:style-name="gr5" draw:text-style-name="P4" draw:layer="layout" svg:width="0.235cm" svg:height="0.235cm" svg:x="14.398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15" draw:text-style-name="P8" draw:layer="layout" svg:width="0.246cm" svg:height="0.335cm" svg:x="14.634cm" svg:y="25.21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5.97cm" svg:x2="20.446cm" svg:y2="25.97cm">
          <text:p/>
        </draw:line>
        <draw:path draw:style-name="gr4" draw:text-style-name="P3" draw:layer="layout" svg:width="0.209cm" svg:height="0.209cm" svg:x="14.411cm" svg:y="26.246cm" svg:viewBox="0 0 210 210" svg:d="M105 210c59 0 105-48 105-106 0-57-46-104-105-104-58 0-105 47-105 104 0 58 47 106 105 106z">
          <text:p/>
        </draw:path>
        <draw:path draw:style-name="gr5" draw:text-style-name="P4" draw:layer="layout" svg:width="0.235cm" svg:height="0.235cm" svg:x="14.398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15" draw:text-style-name="P8" draw:layer="layout" svg:width="0.246cm" svg:height="0.335cm" svg:x="14.634cm" svg:y="25.71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14.695cm" svg:y1="26.463cm" svg:x2="20.446cm" svg:y2="26.463cm">
          <text:p/>
        </draw:line>
        <draw:path draw:style-name="gr4" draw:text-style-name="P3" draw:layer="layout" svg:width="0.21cm" svg:height="0.21cm" svg:x="7.809cm" svg:y="14.297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14.634cm" svg:y="26.20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4.515cm" svg:x2="13.844cm" svg:y2="14.515cm">
          <text:p/>
        </draw:line>
        <draw:path draw:style-name="gr4" draw:text-style-name="P3" draw:layer="layout" svg:width="0.21cm" svg:height="0.21cm" svg:x="7.809cm" svg:y="14.791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4.25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009cm" svg:x2="13.844cm" svg:y2="15.009cm">
          <text:p/>
        </draw:line>
        <draw:path draw:style-name="gr4" draw:text-style-name="P3" draw:layer="layout" svg:width="0.21cm" svg:height="0.21cm" svg:x="7.809cm" svg:y="15.28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4.7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503cm" svg:x2="13.844cm" svg:y2="15.503cm">
          <text:p/>
        </draw:line>
        <draw:path draw:style-name="gr4" draw:text-style-name="P3" draw:layer="layout" svg:width="0.21cm" svg:height="0.211cm" svg:x="7.809cm" svg:y="15.779cm" svg:viewBox="0 0 211 212" svg:d="M106 212c58 0 105-48 105-106s-47-106-105-106-106 48-106 106 48 106 106 106z">
          <text:p/>
        </draw:path>
        <draw:path draw:style-name="gr5" draw:text-style-name="P4" draw:layer="layout" svg:width="0.235cm" svg:height="0.235cm" svg:x="7.797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5.24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5.997cm" svg:x2="13.844cm" svg:y2="15.997cm">
          <text:p/>
        </draw:line>
        <draw:path draw:style-name="gr4" draw:text-style-name="P3" draw:layer="layout" svg:width="0.21cm" svg:height="0.209cm" svg:x="7.809cm" svg:y="16.273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15.73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491cm" svg:x2="13.844cm" svg:y2="16.491cm">
          <text:p/>
        </draw:line>
        <draw:path draw:style-name="gr4" draw:text-style-name="P3" draw:layer="layout" svg:width="0.21cm" svg:height="0.209cm" svg:x="7.809cm" svg:y="16.767cm" svg:viewBox="0 0 211 210" svg:d="M106 210c58 0 105-47 105-105s-47-105-105-105-106 47-106 105 48 105 106 105z">
          <text:p/>
        </draw:path>
        <draw:path draw:style-name="gr5" draw:text-style-name="P4" draw:layer="layout" svg:width="0.235cm" svg:height="0.235cm" svg:x="7.797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15" draw:text-style-name="P8" draw:layer="layout" svg:width="0.246cm" svg:height="0.335cm" svg:x="8.032cm" svg:y="16.23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6.985cm" svg:x2="13.844cm" svg:y2="16.985cm">
          <text:p/>
        </draw:line>
        <draw:path draw:style-name="gr4" draw:text-style-name="P3" draw:layer="layout" svg:width="0.21cm" svg:height="0.209cm" svg:x="7.809cm" svg:y="17.261cm" svg:viewBox="0 0 211 210" svg:d="M106 210c58 0 105-48 105-106s-47-104-105-104-106 46-106 104 48 106 106 106z">
          <text:p/>
        </draw:path>
        <draw:path draw:style-name="gr5" draw:text-style-name="P4" draw:layer="layout" svg:width="0.235cm" svg:height="0.235cm" svg:x="7.797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15" draw:text-style-name="P8" draw:layer="layout" svg:width="0.246cm" svg:height="0.335cm" svg:x="8.032cm" svg:y="16.72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478cm" svg:x2="13.844cm" svg:y2="17.478cm">
          <text:p/>
        </draw:line>
        <draw:path draw:style-name="gr4" draw:text-style-name="P3" draw:layer="layout" svg:width="0.21cm" svg:height="0.21cm" svg:x="7.809cm" svg:y="17.75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21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7.972cm" svg:x2="13.844cm" svg:y2="17.972cm">
          <text:p/>
        </draw:line>
        <draw:path draw:style-name="gr4" draw:text-style-name="P3" draw:layer="layout" svg:width="0.21cm" svg:height="0.21cm" svg:x="7.809cm" svg:y="18.248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15" draw:text-style-name="P8" draw:layer="layout" svg:width="0.246cm" svg:height="0.335cm" svg:x="8.032cm" svg:y="17.71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466cm" svg:x2="13.844cm" svg:y2="18.466cm">
          <text:p/>
        </draw:line>
        <draw:path draw:style-name="gr4" draw:text-style-name="P3" draw:layer="layout" svg:width="0.21cm" svg:height="0.21cm" svg:x="7.809cm" svg:y="18.742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15" draw:text-style-name="P8" draw:layer="layout" svg:width="0.246cm" svg:height="0.335cm" svg:x="8.032cm" svg:y="18.207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8.96cm" svg:x2="13.844cm" svg:y2="18.96cm">
          <text:p/>
        </draw:line>
        <draw:path draw:style-name="gr4" draw:text-style-name="P3" draw:layer="layout" svg:width="0.21cm" svg:height="0.21cm" svg:x="7.809cm" svg:y="19.236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15" draw:text-style-name="P8" draw:layer="layout" svg:width="0.246cm" svg:height="0.335cm" svg:x="8.032cm" svg:y="18.701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454cm" svg:x2="13.844cm" svg:y2="19.454cm">
          <text:p/>
        </draw:line>
        <draw:path draw:style-name="gr4" draw:text-style-name="P3" draw:layer="layout" svg:width="0.21cm" svg:height="0.21cm" svg:x="7.809cm" svg:y="19.73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15" draw:text-style-name="P8" draw:layer="layout" svg:width="0.246cm" svg:height="0.335cm" svg:x="8.032cm" svg:y="19.195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19.948cm" svg:x2="13.844cm" svg:y2="19.948cm">
          <text:p/>
        </draw:line>
        <draw:path draw:style-name="gr4" draw:text-style-name="P3" draw:layer="layout" svg:width="0.21cm" svg:height="0.21cm" svg:x="7.809cm" svg:y="20.224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5cm" svg:x="7.797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15" draw:text-style-name="P8" draw:layer="layout" svg:width="0.246cm" svg:height="0.335cm" svg:x="8.032cm" svg:y="19.68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0.442cm" svg:x2="13.844cm" svg:y2="20.442cm">
          <text:p/>
        </draw:line>
        <draw:path draw:style-name="gr4" draw:text-style-name="P3" draw:layer="layout" svg:width="0.21cm" svg:height="0.21cm" svg:x="7.809cm" svg:y="22.29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0.18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2.508cm" svg:x2="13.844cm" svg:y2="22.508cm">
          <text:p/>
        </draw:line>
        <draw:path draw:style-name="gr4" draw:text-style-name="P3" draw:layer="layout" svg:width="0.21cm" svg:height="0.209cm" svg:x="7.809cm" svg:y="22.784cm" svg:viewBox="0 0 211 210" svg:d="M106 210c58 0 105-47 105-104 0-59-47-106-105-106s-106 47-106 106c0 57 48 104 106 104z">
          <text:p/>
        </draw:path>
        <draw:path draw:style-name="gr5" draw:text-style-name="P4" draw:layer="layout" svg:width="0.235cm" svg:height="0.235cm" svg:x="7.797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15" draw:text-style-name="P8" draw:layer="layout" svg:width="0.246cm" svg:height="0.335cm" svg:x="8.032cm" svg:y="22.249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002cm" svg:x2="13.844cm" svg:y2="23.002cm">
          <text:p/>
        </draw:line>
        <draw:path draw:style-name="gr4" draw:text-style-name="P3" draw:layer="layout" svg:width="0.21cm" svg:height="0.209cm" svg:x="7.809cm" svg:y="23.278cm" svg:viewBox="0 0 211 210" svg:d="M106 210c58 0 105-47 105-105 0-57-47-105-105-105s-106 48-106 105c0 58 48 105 106 105z">
          <text:p/>
        </draw:path>
        <draw:path draw:style-name="gr5" draw:text-style-name="P4" draw:layer="layout" svg:width="0.235cm" svg:height="0.235cm" svg:x="7.797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15" draw:text-style-name="P8" draw:layer="layout" svg:width="0.246cm" svg:height="0.335cm" svg:x="8.032cm" svg:y="22.74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496cm" svg:x2="13.844cm" svg:y2="23.496cm">
          <text:p/>
        </draw:line>
        <draw:path draw:style-name="gr4" draw:text-style-name="P3" draw:layer="layout" svg:width="0.21cm" svg:height="0.209cm" svg:x="7.809cm" svg:y="23.772cm" svg:viewBox="0 0 211 210" svg:d="M106 210c58 0 105-47 105-106 0-58-47-104-105-104s-106 46-106 104c0 59 48 106 106 106z">
          <text:p/>
        </draw:path>
        <draw:path draw:style-name="gr5" draw:text-style-name="P4" draw:layer="layout" svg:width="0.235cm" svg:height="0.235cm" svg:x="7.797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15" draw:text-style-name="P8" draw:layer="layout" svg:width="0.246cm" svg:height="0.335cm" svg:x="8.032cm" svg:y="23.23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3.989cm" svg:x2="13.844cm" svg:y2="23.989cm">
          <text:p/>
        </draw:line>
        <draw:path draw:style-name="gr4" draw:text-style-name="P3" draw:layer="layout" svg:width="0.21cm" svg:height="0.21cm" svg:x="7.809cm" svg:y="24.265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5cm" svg:x="7.797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15" draw:text-style-name="P8" draw:layer="layout" svg:width="0.246cm" svg:height="0.335cm" svg:x="8.032cm" svg:y="23.73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483cm" svg:x2="13.844cm" svg:y2="24.483cm">
          <text:p/>
        </draw:line>
        <draw:path draw:style-name="gr4" draw:text-style-name="P3" draw:layer="layout" svg:width="0.21cm" svg:height="0.21cm" svg:x="7.809cm" svg:y="24.759cm" svg:viewBox="0 0 211 211" svg:d="M106 211c58 0 105-47 105-105s-47-106-105-106-106 48-106 106 48 105 106 105z">
          <text:p/>
        </draw:path>
        <draw:path draw:style-name="gr5" draw:text-style-name="P4" draw:layer="layout" svg:width="0.235cm" svg:height="0.235cm" svg:x="7.797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15" draw:text-style-name="P8" draw:layer="layout" svg:width="0.246cm" svg:height="0.335cm" svg:x="8.032cm" svg:y="24.224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4.977cm" svg:x2="13.844cm" svg:y2="24.977cm">
          <text:p/>
        </draw:line>
        <draw:path draw:style-name="gr4" draw:text-style-name="P3" draw:layer="layout" svg:width="0.21cm" svg:height="0.21cm" svg:x="7.809cm" svg:y="25.253cm" svg:viewBox="0 0 211 211" svg:d="M106 211c58 0 105-47 105-106 0-58-47-105-105-105s-106 47-106 105c0 59 48 106 106 106z">
          <text:p/>
        </draw:path>
        <draw:path draw:style-name="gr5" draw:text-style-name="P4" draw:layer="layout" svg:width="0.235cm" svg:height="0.234cm" svg:x="7.797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4.718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471cm" svg:x2="13.844cm" svg:y2="25.471cm">
          <text:p/>
        </draw:line>
        <draw:path draw:style-name="gr4" draw:text-style-name="P3" draw:layer="layout" svg:width="0.21cm" svg:height="0.21cm" svg:x="7.809cm" svg:y="25.747cm" svg:viewBox="0 0 211 211" svg:d="M106 211c58 0 105-47 105-105 0-59-47-106-105-106s-106 47-106 106c0 58 48 105 106 105z">
          <text:p/>
        </draw:path>
        <draw:path draw:style-name="gr5" draw:text-style-name="P4" draw:layer="layout" svg:width="0.235cm" svg:height="0.234cm" svg:x="7.797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15" draw:text-style-name="P8" draw:layer="layout" svg:width="0.246cm" svg:height="0.335cm" svg:x="8.032cm" svg:y="25.212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5.965cm" svg:x2="13.844cm" svg:y2="25.965cm">
          <text:p/>
        </draw:line>
        <draw:path draw:style-name="gr4" draw:text-style-name="P3" draw:layer="layout" svg:width="0.21cm" svg:height="0.21cm" svg:x="7.809cm" svg:y="26.241cm" svg:viewBox="0 0 211 211" svg:d="M106 211c58 0 105-48 105-106s-47-105-105-105-106 47-106 105 48 106 106 106z">
          <text:p/>
        </draw:path>
        <draw:path draw:style-name="gr5" draw:text-style-name="P4" draw:layer="layout" svg:width="0.235cm" svg:height="0.235cm" svg:x="7.797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15" draw:text-style-name="P8" draw:layer="layout" svg:width="0.246cm" svg:height="0.335cm" svg:x="8.032cm" svg:y="25.706cm">
          <draw:text-box>
            <text:p text:style-name="P7"><text:span text:style-name="T1"><text:s/></text:span></text:p>
          </draw:text-box>
        </draw:frame>
        <draw:line draw:style-name="gr14" draw:text-style-name="P5" draw:layer="layout" svg:x1="8.093cm" svg:y1="26.464cm" svg:x2="13.844cm" svg:y2="26.464cm">
          <text:p/>
        </draw:line>
        <draw:path draw:style-name="gr5" draw:text-style-name="P4" draw:layer="layout" svg:width="5.831cm" svg:height="0.97cm" svg:x="1.407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5" draw:text-style-name="P4" draw:layer="layout" svg:width="0.667cm" svg:height="1.31cm" svg:x="1.094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5" draw:text-style-name="P4" draw:layer="layout" svg:width="5.82cm" svg:height="0.971cm" svg:x="1.418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<text:p/>
        </draw:path>
        <draw:path draw:style-name="gr5" draw:text-style-name="P4" draw:layer="layout" svg:width="5.82cm" svg:height="0.971cm" svg:x="1.418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5" draw:text-style-name="P4" draw:layer="layout" svg:width="5.82cm" svg:height="0.97cm" svg:x="8.086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5" draw:text-style-name="P4" draw:layer="layout" svg:width="5.82cm" svg:height="0.97cm" svg:x="14.687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5" draw:text-style-name="P4" draw:layer="layout" svg:width="5.82cm" svg:height="0.971cm" svg:x="14.687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5" draw:text-style-name="P4" draw:layer="layout" svg:width="5.82cm" svg:height="0.97cm" svg:x="14.687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5" draw:text-style-name="P4" draw:layer="layout" svg:width="5.82cm" svg:height="0.971cm" svg:x="14.687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5" draw:text-style-name="P4" draw:layer="layout" svg:width="5.82cm" svg:height="0.971cm" svg:x="8.086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5" draw:text-style-name="P4" draw:layer="layout" svg:width="5.82cm" svg:height="0.97cm" svg:x="8.086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5" draw:text-style-name="P4" draw:layer="layout" svg:width="0.667cm" svg:height="1.309cm" svg:x="1.094cm" svg:y="10.779cm" svg:viewBox="0 0 668 1310" svg:d="M200 71l415 361v447l-415 360-147-138v-892zM198 0l-35 32-146 138-17 16v23 892 23l17 15 146 138 35 33 36-31 416-360 18-16v-24-447-25l-18-15-416-361z">
          <text:p/>
        </draw:path>
        <draw:path draw:style-name="gr5" draw:text-style-name="P4" draw:layer="layout" svg:width="0.667cm" svg:height="1.31cm" svg:x="1.094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5" draw:text-style-name="P4" draw:layer="layout" svg:width="0.667cm" svg:height="1.31cm" svg:x="7.762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5" draw:text-style-name="P4" draw:layer="layout" svg:width="0.667cm" svg:height="1.31cm" svg:x="14.363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5" draw:text-style-name="P4" draw:layer="layout" svg:width="0.667cm" svg:height="1.309cm" svg:x="14.363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5" draw:text-style-name="P4" draw:layer="layout" svg:width="0.667cm" svg:height="1.31cm" svg:x="14.363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5" draw:text-style-name="P4" draw:layer="layout" svg:width="0.667cm" svg:height="1.309cm" svg:x="14.363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5" draw:text-style-name="P4" draw:layer="layout" svg:width="0.667cm" svg:height="1.31cm" svg:x="7.762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5" draw:text-style-name="P4" draw:layer="layout" svg:width="0.667cm" svg:height="1.31cm" svg:x="7.762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15" draw:text-style-name="P8" draw:layer="layout" svg:width="0.246cm" svg:height="0.335cm" svg:x="8.032cm" svg:y="26.2cm">
          <draw:text-box>
            <text:p text:style-name="P7"><text:span text:style-name="T1"><text:s/></text:span></text:p>
          </draw:text-box>
        </draw:frame>
        <draw:frame draw:style-name="gr16" draw:text-style-name="P9" draw:layer="layout" svg:width="9.815cm" svg:height="0.263cm" svg:x="6.157cm" svg:y="27.298cm">
          <draw:text-box>
            <text:p text:style-name="P7"><text:span text:style-name="T2">TM &amp; © 2014 Wizards of the Coast LLC. Permission is granted to photocopy this document for personal use.</text:span></text:p>
          </draw:text-box>
        </draw:frame>
        <draw:frame draw:style-name="gr17" draw:text-style-name="P8" draw:layer="layout" svg:width="1.784cm" svg:height="0.335cm" svg:x="2.474cm" svg:y="3.233cm">
          <draw:text-box>
            <text:p text:style-name="P7"><text:span text:style-name="T1">ΕΙΔΟΣ ΜΑΓΕΙΑΣ</text:span></text:p>
          </draw:text-box>
        </draw:frame>
        <draw:frame draw:style-name="gr18" draw:text-style-name="P10" draw:layer="layout" svg:width="1.551cm" svg:height="0.276cm" draw:transform="rotate (1.5707963267949) translate (0.517cm 16.162cm)">
          <draw:text-box>
            <text:p text:style-name="P7"><text:span text:style-name="T3">ΓΝΩΣΤΑ ΞΟΡΚΙΑ</text:span></text:p>
          </draw:text-box>
        </draw:frame>
        <draw:frame draw:style-name="gr19" draw:text-style-name="P11" draw:layer="layout" svg:width="2.009cm" svg:height="0.315cm" svg:x="3.297cm" svg:y="12.219cm">
          <draw:text-box>
            <text:p text:style-name="P7"><text:span text:style-name="T4">ΟΝΟΜΑ ΞΟΡΚΙΟΥ</text:span></text:p>
          </draw:text-box>
        </draw:frame>
        <draw:frame draw:style-name="gr20" draw:text-style-name="P13" draw:layer="layout" svg:width="0.87cm" svg:height="0.551cm" svg:x="0.906cm" svg:y="10.25cm">
          <draw:text-box>
            <text:p text:style-name="P12"><text:span text:style-name="T3">ΕΠΙΠΕΔΟ</text:span></text:p>
            <text:p text:style-name="P12"><text:span text:style-name="T3">ΞΟΡΚΙΟΥ</text:span></text:p>
          </draw:text-box>
        </draw:frame>
        <draw:frame draw:style-name="gr21" draw:text-style-name="P10" draw:layer="layout" svg:width="2.86cm" svg:height="0.276cm" svg:x="3.905cm" svg:y="10.678cm">
          <draw:text-box>
            <text:p text:style-name="P7"><text:span text:style-name="T3">ΧΡΗΣΙΜΟΠΟΙΗΜΕΝΕΣ ΘΕΣΕΙΣ</text:span></text:p>
          </draw:text-box>
        </draw:frame>
        <draw:frame draw:style-name="gr22" draw:text-style-name="P10" draw:layer="layout" svg:width="0.684cm" svg:height="0.276cm" svg:x="2.093cm" svg:y="10.678cm">
          <draw:text-box>
            <text:p text:style-name="P7"><text:span text:style-name="T3">ΘΕΣΕΙΣ</text:span></text:p>
          </draw:text-box>
        </draw:frame>
        <draw:frame draw:style-name="gr23" draw:text-style-name="P14" draw:layer="layout" svg:width="0.422cm" svg:height="0.577cm" svg:x="1.322cm" svg:y="11.119cm">
          <draw:text-box>
            <text:p text:style-name="P7"><text:span text:style-name="T5">1</text:span></text:p>
          </draw:text-box>
        </draw:frame>
        <draw:frame draw:style-name="gr23" draw:text-style-name="P14" draw:layer="layout" svg:width="0.422cm" svg:height="0.577cm" svg:x="1.322cm" svg:y="5.202cm">
          <draw:text-box>
            <text:p text:style-name="P7"><text:span text:style-name="T5">0</text:span></text:p>
          </draw:text-box>
        </draw:frame>
        <draw:frame draw:style-name="gr23" draw:text-style-name="P14" draw:layer="layout" svg:width="0.422cm" svg:height="0.577cm" svg:x="1.322cm" svg:y="19.182cm">
          <draw:text-box>
            <text:p text:style-name="P7"><text:span text:style-name="T5">2</text:span></text:p>
          </draw:text-box>
        </draw:frame>
        <draw:frame draw:style-name="gr23" draw:text-style-name="P14" draw:layer="layout" svg:width="0.422cm" svg:height="0.577cm" svg:x="7.989cm" svg:y="5.202cm">
          <draw:text-box>
            <text:p text:style-name="P7"><text:span text:style-name="T5">3</text:span></text:p>
          </draw:text-box>
        </draw:frame>
        <draw:frame draw:style-name="gr23" draw:text-style-name="P14" draw:layer="layout" svg:width="0.422cm" svg:height="0.577cm" svg:x="14.591cm" svg:y="5.202cm">
          <draw:text-box>
            <text:p text:style-name="P7"><text:span text:style-name="T5">6</text:span></text:p>
          </draw:text-box>
        </draw:frame>
        <draw:frame draw:style-name="gr23" draw:text-style-name="P14" draw:layer="layout" svg:width="0.422cm" svg:height="0.577cm" svg:x="14.591cm" svg:y="11.19cm">
          <draw:text-box>
            <text:p text:style-name="P7"><text:span text:style-name="T5">7</text:span></text:p>
          </draw:text-box>
        </draw:frame>
        <draw:frame draw:style-name="gr23" draw:text-style-name="P14" draw:layer="layout" svg:width="0.422cm" svg:height="0.577cm" svg:x="14.591cm" svg:y="17.18cm">
          <draw:text-box>
            <text:p text:style-name="P7"><text:span text:style-name="T5">8</text:span></text:p>
          </draw:text-box>
        </draw:frame>
        <draw:frame draw:style-name="gr23" draw:text-style-name="P14" draw:layer="layout" svg:width="0.422cm" svg:height="0.577cm" svg:x="14.591cm" svg:y="22.145cm">
          <draw:text-box>
            <text:p text:style-name="P7"><text:span text:style-name="T5">9</text:span></text:p>
          </draw:text-box>
        </draw:frame>
        <draw:frame draw:style-name="gr23" draw:text-style-name="P14" draw:layer="layout" svg:width="0.422cm" svg:height="0.577cm" svg:x="7.989cm" svg:y="13.159cm">
          <draw:text-box>
            <text:p text:style-name="P7"><text:span text:style-name="T5">4</text:span></text:p>
          </draw:text-box>
        </draw:frame>
        <draw:frame draw:style-name="gr23" draw:text-style-name="P14" draw:layer="layout" svg:width="0.422cm" svg:height="0.577cm" svg:x="7.989cm" svg:y="21.152cm">
          <draw:text-box>
            <text:p text:style-name="P7"><text:span text:style-name="T5">5</text:span></text:p>
          </draw:text-box>
        </draw:frame>
        <draw:frame draw:style-name="gr24" draw:text-style-name="P8" draw:layer="layout" svg:width="2.055cm" svg:height="0.669cm" svg:x="10.133cm" svg:y="3.013cm">
          <draw:text-box>
            <text:p text:style-name="P7"><text:span text:style-name="T1">ΒΑΣΙΚΗ ΙΔΙΟΤΗΤΑ</text:span></text:p>
            <text:p text:style-name="P12"><text:span text:style-name="T1">ΜΑΓΕΙΑΣ</text:span></text:p>
          </draw:text-box>
        </draw:frame>
        <draw:frame draw:style-name="gr25" draw:text-style-name="P15" draw:layer="layout" svg:width="1.314cm" svg:height="0.669cm" svg:x="14.04cm" svg:y="3.013cm">
          <draw:text-box>
            <text:p text:style-name="P12"><text:span text:style-name="T1">ΔΥΣΚΟΛΙΑ</text:span></text:p>
            <text:p text:style-name="P12"><text:span text:style-name="T1">ΑΠΟΦΥΓΗΣ</text:span></text:p>
          </draw:text-box>
        </draw:frame>
        <draw:frame draw:style-name="gr26" draw:text-style-name="P15" draw:layer="layout" svg:width="1.251cm" svg:height="0.669cm" svg:x="17.706cm" svg:y="3.013cm">
          <draw:text-box>
            <text:p text:style-name="P12"><text:span text:style-name="T1">ΜΠΟΝΟΥΣ</text:span></text:p>
            <text:p text:style-name="P12"><text:span text:style-name="T1">ΕΠΙΘΕΣΗΣ</text:span></text:p>
          </draw:text-box>
        </draw:frame>
        <draw:path draw:style-name="gr5" draw:text-style-name="P4" draw:layer="layout" svg:width="0.124cm" svg:height="0.125cm" svg:x="8.096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5" draw:text-style-name="P4" draw:layer="layout" svg:width="1.719cm" svg:height="0.655cm" svg:x="6.426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5" draw:text-style-name="P4" draw:layer="layout" svg:width="0.838cm" svg:height="0.811cm" svg:x="7.004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frame draw:style-name="gr27" draw:text-style-name="P8" draw:layer="layout" svg:width="0.912cm" svg:height="0.335cm" svg:x="3.951cm" svg:y="5.343cm">
          <draw:text-box>
            <text:p text:style-name="P7"><text:span text:style-name="T6">ΒΑΣΙΚΑ</text:span></text:p>
          </draw:text-box>
        </draw:frame>
        <draw:frame draw:style-name="gr28" draw:text-style-name="P16" draw:layer="layout" svg:width="1.539cm" svg:height="0.217cm" svg:x="0.911cm" svg:y="12.1cm">
          <draw:text-box>
            <text:p text:style-name="P7"><text:span text:style-name="T7">ΠΡΟΕΤΟΙΜΑΣΜΕΝΟ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terstate" svg:font-family="Interstate" style:font-pitch="variable"/>
    <style:font-face style:name="Interstate1" svg:font-family="Interstat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calaSansOffc" svg:font-family="ScalaSansOffc" style:font-pitch="variable"/>
    <style:font-face style:name="ScalaSansOffc1" svg:font-family="ScalaSansOffc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l" fo:country="G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cm" fo:margin-bottom="1cm" fo:margin-left="0.3cm" fo:margin-right="0.3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2T19:24:00.901788795</dc:date>
    <meta:editing-duration>PT4H5M49S</meta:editing-duration>
    <meta:editing-cycles>3</meta:editing-cycles>
    <meta:generator>LibreOffice/7.4.7.2$Linux_X86_64 LibreOffice_project/40$Build-2</meta:generator>
    <meta:document-statistic meta:object-count="528"/>
  </office:meta>
</office:document-meta>
</file>